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7410150C9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ula1" style:family="table">
      <style:table-properties style:width="26.98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.A" style:family="table-column">
      <style:table-column-properties style:column-width="5.987cm"/>
    </style:style>
    <style:style style:name="Taula1.B" style:family="table-column">
      <style:table-column-properties style:column-width="7.001cm"/>
    </style:style>
    <style:style style:name="Taula1.D" style:family="table-column">
      <style:table-column-properties style:column-width="3cm"/>
    </style:style>
    <style:style style:name="Taula1.E" style:family="table-column">
      <style:table-column-properties style:column-width="1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background-color="#b3b3b3" fo:padding="0.097cm" fo:border="0.05pt solid #000000" style:writing-mode="lr-tb">
        <style:background-image/>
      </style:table-cell-properties>
    </style:style>
    <style:style style:name="Taula1.A2" style:family="table-cell">
      <style:table-cell-properties style:vertical-align="top" fo:background-color="#b3b3b3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.A3" style:family="table-cell">
      <style:table-cell-properties style:vertical-align="top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H3" style:family="table-cell">
      <style:table-cell-properties style:vertical-align="top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.A4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H4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18" style:family="table-row">
      <style:table-row-properties fo:background-color="transparent" fo:keep-together="auto">
        <style:background-image/>
      </style:table-row-properties>
    </style:style>
    <style:style style:name="Taula1.A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C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C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C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C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7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7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7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7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7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7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7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7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7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7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7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4" style:family="paragraph" style:parent-style-name="Header">
      <style:text-properties fo:font-size="8pt" officeooo:rsid="0048d237" officeooo:paragraph-rsid="005bc7a2" style:font-size-asian="8pt" style:font-size-complex="8pt"/>
    </style:style>
    <style:style style:name="P5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5bc7a2" officeooo:paragraph-rsid="005bc7a2" style:font-size-asian="8pt" style:font-size-complex="8pt"/>
    </style:style>
    <style:style style:name="P6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5bc7a2" style:font-size-asian="8pt" style:font-size-complex="8pt"/>
    </style:style>
    <style:style style:name="P7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10pt" officeooo:rsid="005bc7a2" officeooo:paragraph-rsid="005bc7a2" style:font-size-asian="10pt" style:font-size-complex="10pt"/>
    </style:style>
    <style:style style:name="P8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officeooo:paragraph-rsid="005bc7a2"/>
    </style:style>
    <style:style style:name="P9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68f519" style:font-name-asian="Arial" style:font-size-asian="9pt" style:font-weight-asian="normal" style:font-name-complex="Calibri" style:font-size-complex="9pt" style:font-weight-complex="normal"/>
    </style:style>
    <style:style style:name="P10" style:family="paragraph" style:parent-style-name="Standard">
      <style:paragraph-properties fo:line-height="110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68f519" style:font-name-asian="Arial" style:font-size-asian="9pt" style:font-weight-asian="normal" style:font-name-complex="Calibri" style:font-size-complex="9pt" style:font-weight-complex="normal"/>
    </style:style>
    <style:style style:name="P11" style:family="paragraph" style:parent-style-name="Standard">
      <style:paragraph-properties fo:line-height="110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6c7891" style:font-name-asian="Arial" style:font-size-asian="9pt" style:font-weight-asian="normal" style:font-name-complex="Calibri" style:font-size-complex="9pt" style:font-weight-complex="normal"/>
    </style:style>
    <style:style style:name="P12" style:family="paragraph" style:parent-style-name="Standard">
      <style:paragraph-properties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68f519" style:font-name-asian="Arial" style:font-size-asian="9pt" style:font-weight-asian="normal" style:font-name-complex="Calibri" style:font-size-complex="9pt" style:font-weight-complex="normal"/>
    </style:style>
    <style:style style:name="P13" style:family="paragraph" style:parent-style-name="Standard">
      <style:paragraph-properties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696528" style:font-name-asian="Arial" style:font-size-asian="9pt" style:font-weight-asian="normal" style:font-name-complex="Calibri" style:font-size-complex="9pt" style:font-weight-complex="normal"/>
    </style:style>
    <style:style style:name="P14" style:family="paragraph" style:parent-style-name="Standard">
      <style:paragraph-properties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68f519" style:font-name-asian="Arial" style:font-size-asian="9pt" style:font-weight-asian="normal" style:font-name-complex="Calibri" style:font-weight-complex="normal"/>
    </style:style>
    <style:style style:name="P15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96528" style:font-name-asian="Arial" style:font-size-asian="9pt" style:font-weight-asian="normal" style:font-name-complex="Calibri" style:font-weight-complex="normal"/>
    </style:style>
    <style:style style:name="P16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a49ed" style:font-name-asian="Arial" style:font-size-asian="9pt" style:font-weight-asian="normal" style:font-name-complex="Calibri" style:font-weight-complex="normal"/>
    </style:style>
    <style:style style:name="P17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b603e" style:font-name-asian="Arial" style:font-size-asian="9pt" style:font-weight-asian="normal" style:font-name-complex="Calibri" style:font-weight-complex="normal"/>
    </style:style>
    <style:style style:name="P18" style:family="paragraph" style:parent-style-name="Standard">
      <style:paragraph-properties style:line-height-at-least="0.353cm" fo:orphans="2" fo:widows="2" style:snap-to-layout-grid="false"/>
      <style:text-properties fo:color="#000000" style:font-name="Calibri" fo:font-size="9pt" fo:language="ca" fo:country="ES" fo:font-weight="normal" officeooo:paragraph-rsid="006c7891" style:font-name-asian="Arial" style:font-size-asian="9pt" style:font-weight-asian="normal" style:font-name-complex="Calibri" style:font-weight-complex="normal"/>
    </style:style>
    <style:style style:name="P19" style:family="paragraph" style:parent-style-name="Standard">
      <style:paragraph-properties fo:text-align="justify" style:justify-single-word="false" style:snap-to-layout-grid="false"/>
      <style:text-properties fo:color="#000000" style:font-name="Calibri" fo:font-size="9pt" fo:language="ca" fo:country="ES" fo:font-weight="normal" officeooo:paragraph-rsid="00696528" style:font-name-asian="Arial" style:font-size-asian="9pt" style:font-weight-asian="normal" style:font-name-complex="Calibri" style:font-weight-complex="normal"/>
    </style:style>
    <style:style style:name="P20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4cbf7" style:font-size-asian="9pt" style:font-weight-asian="normal" style:font-name-complex="Calibri" style:font-weight-complex="normal"/>
    </style:style>
    <style:style style:name="P21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d279b" style:font-size-asian="9pt" style:font-weight-asian="normal" style:font-name-complex="Calibri" style:font-weight-complex="normal"/>
    </style:style>
    <style:style style:name="P22" style:family="paragraph" style:parent-style-name="Standard">
      <style:paragraph-properties style:line-height-at-least="0.353cm" fo:text-align="justify" style:justify-single-word="false" fo:orphans="2" fo:widows="2" style:snap-to-layout-grid="false"/>
      <style:text-properties fo:color="#000000" style:font-name="Calibri" fo:font-size="8pt" fo:language="ca" fo:country="ES" fo:font-weight="normal" officeooo:paragraph-rsid="0068f519" style:font-name-asian="Arial" style:font-size-asian="8pt" style:font-weight-asian="normal" style:font-name-complex="Calibri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officeooo:paragraph-rsid="006282b9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Calibri" fo:font-size="9pt" fo:language="ca" fo:country="ES" officeooo:paragraph-rsid="006282b9" style:font-size-asian="9pt" style:font-name-complex="Calibri" style:font-size-complex="9pt"/>
    </style:style>
    <style:style style:name="P25" style:family="paragraph" style:parent-style-name="Standard">
      <style:text-properties fo:font-size="8pt" fo:language="ca" fo:country="ES" officeooo:rsid="0048d237" style:font-size-asian="8pt" style:font-size-complex="8pt"/>
    </style:style>
    <style:style style:name="P26" style:family="paragraph" style:parent-style-name="Table_20_Contents">
      <style:paragraph-properties fo:margin-top="0cm" fo:margin-bottom="0.101cm" style:contextual-spacing="false" fo:text-align="justify" style:justify-single-word="false" style:snap-to-layout-grid="false"/>
      <style:text-properties style:font-name="Calibri" fo:font-size="9pt" fo:language="ca" fo:country="ES" fo:font-weight="normal" officeooo:paragraph-rsid="006282b9" style:font-size-asian="9pt" style:font-weight-asian="normal" style:font-name-complex="Calibri" style:font-size-complex="9pt" style:font-weight-complex="normal"/>
    </style:style>
    <style:style style:name="P27" style:family="paragraph" style:parent-style-name="Standard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4cbf7" style:font-size-asian="9pt" style:font-weight-asian="normal" style:font-name-complex="Calibri" style:font-size-complex="9pt" style:font-weight-complex="normal"/>
    </style:style>
    <style:style style:name="P28" style:family="paragraph" style:parent-style-name="Standard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66d6f" style:font-size-asian="9pt" style:font-weight-asian="normal" style:font-name-complex="Calibri" style:font-size-complex="9pt" style:font-weight-complex="normal"/>
    </style:style>
    <style:style style:name="P29" style:family="paragraph" style:parent-style-name="Standard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4cbf7" style:font-size-asian="9pt" style:font-weight-asian="normal" style:font-name-complex="Calibri" style:font-weight-complex="normal"/>
    </style:style>
    <style:style style:name="P30" style:family="paragraph" style:parent-style-name="_31__20_cabecera">
      <style:paragraph-properties fo:margin-top="0cm" fo:margin-bottom="0cm" style:contextual-spacing="false" style:line-height-at-least="0.176cm" fo:text-align="center" style:justify-single-word="false" style:snap-to-layout-grid="false"/>
      <style:text-properties fo:color="#000000" style:font-name="Calibri" fo:font-size="9pt" fo:language="ca" fo:country="ES" fo:font-weight="normal" officeooo:rsid="0054360d" officeooo:paragraph-rsid="005f7e9d" style:font-size-asian="9pt" style:font-weight-asian="normal" style:font-name-complex="Calibri" style:font-size-complex="9pt" style:font-weight-complex="normal"/>
    </style:style>
    <style:style style:name="P31" style:family="paragraph" style:parent-style-name="_31__20_cabecera">
      <style:paragraph-properties fo:margin-top="0cm" fo:margin-bottom="0cm" style:contextual-spacing="false" fo:line-height="110%" fo:text-align="center" style:justify-single-word="false" style:snap-to-layout-grid="false"/>
      <style:text-properties fo:color="#000000" style:font-name="Calibri" fo:font-size="9pt" fo:language="ca" fo:country="ES" officeooo:rsid="0054360d" officeooo:paragraph-rsid="005f7e9d" style:font-size-asian="9pt" style:font-name-complex="Calibri" style:font-size-complex="9pt"/>
    </style:style>
    <style:style style:name="P32" style:family="paragraph" style:parent-style-name="Text_20_body">
      <style:paragraph-properties fo:margin-top="0cm" fo:margin-bottom="0cm" style:contextual-spacing="false" fo:line-height="110%" fo:text-align="justify" style:justify-single-word="false" style:snap-to-layout-grid="false"/>
      <style:text-properties fo:color="#000000" style:font-name="Calibri" fo:font-size="9pt" fo:language="ca" fo:country="ES" officeooo:paragraph-rsid="0068eba6" style:font-size-asian="9pt" style:font-name-complex="Calibri" style:font-size-complex="9pt"/>
    </style:style>
    <style:style style:name="P33" style:family="paragraph" style:parent-style-name="Text_20_body">
      <style:paragraph-properties fo:margin-top="0cm" fo:margin-bottom="0cm" style:contextual-spacing="false" fo:line-height="110%" fo:text-align="justify" style:justify-single-word="false" style:snap-to-layout-grid="false"/>
      <style:text-properties fo:color="#000000" style:font-name="Calibri" fo:font-size="9pt" fo:language="ca" fo:country="ES" officeooo:paragraph-rsid="006c7891" style:font-size-asian="9pt" style:font-name-complex="Calibri" style:font-size-complex="9pt"/>
    </style:style>
    <style:style style:name="P34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282b9" style:font-size-asian="9pt" style:font-weight-asian="normal" style:font-name-complex="Calibri" style:font-size-complex="9pt" style:font-weight-complex="normal"/>
    </style:style>
    <style:style style:name="P35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4cbf7" style:font-size-asian="9pt" style:font-weight-asian="normal" style:font-name-complex="Calibri" style:font-size-complex="9pt" style:font-weight-complex="normal"/>
    </style:style>
    <style:style style:name="P36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66d6f" style:font-size-asian="9pt" style:font-weight-asian="normal" style:font-name-complex="Calibri" style:font-size-complex="9pt" style:font-weight-complex="normal"/>
    </style:style>
    <style:style style:name="P37" style:family="paragraph" style:parent-style-name="Text_20_body">
      <style:paragraph-properties fo:margin-top="0cm" fo:margin-bottom="0cm" style:contextual-spacing="false" style:line-height-at-least="0.353cm" style:snap-to-layout-grid="false"/>
      <style:text-properties fo:color="#000000" style:font-name="Calibri" fo:font-size="9pt" fo:language="ca" fo:country="ES" fo:font-weight="normal" officeooo:paragraph-rsid="0064cbf7" style:font-size-asian="9pt" style:font-weight-asian="normal" style:font-name-complex="Calibri" style:font-size-complex="9pt" style:font-weight-complex="normal"/>
    </style:style>
    <style:style style:name="P38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officeooo:paragraph-rsid="0064cbf7" style:font-size-asian="9pt" style:font-weight-asian="normal" style:font-name-complex="Calibri" style:font-size-complex="9pt" style:font-weight-complex="normal"/>
    </style:style>
    <style:style style:name="P39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officeooo:paragraph-rsid="00666d6f" style:font-size-asian="9pt" style:font-weight-asian="normal" style:font-name-complex="Calibri" style:font-size-complex="9pt" style:font-weight-complex="normal"/>
    </style:style>
    <style:style style:name="P40" style:family="paragraph" style:parent-style-name="Text_20_body">
      <style:paragraph-properties fo:margin-top="0cm" fo:margin-bottom="0cm" style:contextual-spacing="false" fo:line-height="110%" fo:text-align="justify" style:justify-single-word="false" style:snap-to-layout-grid="false"/>
      <style:text-properties fo:color="#000000" style:font-name="Calibri" fo:font-size="9pt" fo:language="ca" fo:country="ES" fo:font-weight="normal" officeooo:paragraph-rsid="0068eba6" style:font-size-asian="9pt" style:font-weight-asian="normal" style:font-name-complex="Calibri" style:font-size-complex="9pt" style:font-weight-complex="normal"/>
    </style:style>
    <style:style style:name="P41" style:family="paragraph" style:parent-style-name="Text_20_body">
      <style:paragraph-properties fo:margin-top="0cm" fo:margin-bottom="0cm" style:contextual-spacing="false" fo:line-height="110%" fo:text-align="justify" style:justify-single-word="false" style:snap-to-layout-grid="false"/>
      <style:text-properties fo:color="#000000" style:font-name="Calibri" fo:font-size="9pt" fo:language="ca" fo:country="ES" fo:font-weight="normal" officeooo:paragraph-rsid="006c7891" style:font-size-asian="9pt" style:font-weight-asian="normal" style:font-name-complex="Calibri" style:font-size-complex="9pt" style:font-weight-complex="normal"/>
    </style:style>
    <style:style style:name="P42" style:family="paragraph" style:parent-style-name="Text_20_body">
      <style:paragraph-properties fo:margin-top="0cm" fo:margin-bottom="0cm" style:contextual-spacing="false" style:line-height-at-least="0.353cm" style:snap-to-layout-grid="false"/>
      <style:text-properties fo:color="#000000" style:font-name="Calibri" fo:font-size="9pt" fo:language="ca" fo:country="ES" fo:font-weight="normal" officeooo:paragraph-rsid="006282b9" style:font-size-asian="9pt" style:font-weight-asian="normal" style:font-name-complex="Calibri" style:font-weight-complex="normal"/>
    </style:style>
    <style:style style:name="P43" style:family="paragraph" style:parent-style-name="Text_20_body">
      <style:paragraph-properties fo:margin-top="0cm" fo:margin-bottom="0cm" style:contextual-spacing="false" style:line-height-at-least="0.353cm" style:snap-to-layout-grid="false"/>
      <style:text-properties fo:color="#000000" style:font-name="Calibri" fo:font-size="9pt" fo:language="ca" fo:country="ES" fo:font-weight="normal" officeooo:paragraph-rsid="00666d6f" style:font-size-asian="9pt" style:font-weight-asian="normal" style:font-name-complex="Calibri" style:font-weight-complex="normal"/>
    </style:style>
    <style:style style:name="P44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282b9" style:font-size-asian="9pt" style:font-weight-asian="normal" style:font-name-complex="Calibri" style:font-weight-complex="normal"/>
    </style:style>
    <style:style style:name="P45" style:family="paragraph" style:parent-style-name="Text_20_body">
      <style:paragraph-properties fo:margin-top="0cm" fo:margin-bottom="0cm" style:contextual-spacing="false" fo:line-height="110%" fo:text-align="justify" style:justify-single-word="false" style:snap-to-layout-grid="false"/>
      <style:text-properties fo:color="#000000" style:font-name="Calibri" fo:font-size="9pt" fo:language="ca" fo:country="ES" fo:font-weight="normal" officeooo:paragraph-rsid="0068eba6" style:font-name-asian="Arial" style:font-size-asian="9pt" style:font-weight-asian="normal" style:font-name-complex="Calibri" style:font-size-complex="9pt" style:font-weight-complex="normal"/>
    </style:style>
    <style:style style:name="P46" style:family="paragraph" style:parent-style-name="Text_20_body">
      <style:paragraph-properties fo:margin-top="0cm" fo:margin-bottom="0cm" style:contextual-spacing="false" fo:line-height="110%" fo:text-align="justify" style:justify-single-word="false" style:snap-to-layout-grid="false"/>
      <style:text-properties fo:color="#000000" style:font-name="Calibri" fo:font-size="9pt" fo:language="ca" fo:country="ES" fo:font-weight="normal" officeooo:paragraph-rsid="006c7891" style:font-name-asian="Arial" style:font-size-asian="9pt" style:font-weight-asian="normal" style:font-name-complex="Calibri" style:font-size-complex="9pt" style:font-weight-complex="normal"/>
    </style:style>
    <style:style style:name="P47" style:family="paragraph" style:parent-style-name="Text_20_body">
      <style:paragraph-properties fo:margin-top="0cm" fo:margin-bottom="0cm" style:contextual-spacing="false" fo:line-height="110%" style:snap-to-layout-grid="false"/>
      <style:text-properties fo:color="#000000" style:font-name="Calibri" fo:font-size="9pt" fo:language="ca" fo:country="ES" fo:font-weight="normal" officeooo:paragraph-rsid="0068eba6" style:font-name-asian="Arial" style:font-size-asian="9pt" style:font-weight-asian="normal" style:font-name-complex="Calibri" style:font-size-complex="9pt" style:font-weight-complex="normal"/>
    </style:style>
    <style:style style:name="P48" style:family="paragraph" style:parent-style-name="Text_20_body">
      <style:paragraph-properties fo:margin-top="0cm" fo:margin-bottom="0cm" style:contextual-spacing="false"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6a49ed" style:font-name-asian="Arial" style:font-size-asian="9pt" style:font-weight-asian="normal" style:font-name-complex="Calibri" style:font-size-complex="9pt" style:font-weight-complex="normal"/>
    </style:style>
    <style:style style:name="P49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96528" style:font-name-asian="Arial" style:font-size-asian="9pt" style:font-weight-asian="normal" style:font-name-complex="Calibri" style:font-weight-complex="normal"/>
    </style:style>
    <style:style style:name="P50" style:family="paragraph" style:parent-style-name="Normal_20__28_Web_29_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4cbf7" style:font-size-asian="9pt" style:font-weight-asian="normal" style:font-name-complex="Calibri" style:font-size-complex="9pt" style:font-weight-complex="normal"/>
    </style:style>
    <style:style style:name="P51" style:family="paragraph" style:parent-style-name="Normal_20__28_Web_29_">
      <style:paragraph-properties fo:margin-top="0cm" fo:margin-bottom="0cm" style:contextual-spacing="false" style:line-height-at-least="0.353cm" fo:text-align="justify" style:justify-single-word="false"/>
      <style:text-properties fo:color="#000000" style:font-name="Calibri" fo:font-size="9pt" fo:language="ca" fo:country="ES" fo:font-weight="normal" officeooo:paragraph-rsid="0064cbf7" style:font-size-asian="9pt" style:font-weight-asian="normal" style:font-name-complex="Calibri" style:font-size-complex="9pt" style:font-weight-complex="normal"/>
    </style:style>
    <style:style style:name="P52" style:family="paragraph" style:parent-style-name="western">
      <style:paragraph-properties fo:margin-top="0cm" fo:margin-bottom="0cm" style:contextual-spacing="false" fo:text-align="justify" style:justify-single-word="false" style:snap-to-layout-grid="false"/>
      <style:text-properties fo:color="#000000" style:font-name="Calibri" fo:font-size="9pt" fo:language="ca" fo:country="ES" style:font-size-asian="9pt" style:font-name-complex="Calibri" style:font-size-complex="9pt"/>
    </style:style>
    <style:style style:name="P53" style:family="paragraph" style:parent-style-name="western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66d6f" style:font-size-asian="9pt" style:font-weight-asian="normal" style:font-name-complex="Calibri" style:font-size-complex="9pt" style:font-weight-complex="normal"/>
    </style:style>
    <style:style style:name="P54" style:family="paragraph" style:parent-style-name="_31__20_cabecera">
      <style:text-properties fo:color="#ffffff" style:font-name="Calibri" fo:font-size="12pt" fo:language="es" fo:country="ES" officeooo:rsid="0054360d" officeooo:paragraph-rsid="005da195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P55" style:family="paragraph" style:parent-style-name="_31__20_cabecera">
      <style:text-properties officeooo:rsid="0054360d" officeooo:paragraph-rsid="005da195"/>
    </style:style>
    <style:style style:name="P56" style:family="paragraph" style:parent-style-name="_31__20_cabecera">
      <style:text-properties fo:font-weight="normal" officeooo:rsid="0054360d" officeooo:paragraph-rsid="0060286a" style:font-weight-asian="normal" style:font-weight-complex="normal"/>
    </style:style>
    <style:style style:name="P57" style:family="paragraph" style:parent-style-name="Text_20_body">
      <style:paragraph-properties fo:margin-top="0cm" fo:margin-bottom="0.199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4cbf7" style:font-size-asian="9pt" style:font-weight-asian="normal" style:font-name-complex="Calibri" style:font-size-complex="9pt" style:font-weight-complex="normal"/>
    </style:style>
    <style:style style:name="P58" style:family="paragraph" style:parent-style-name="Table_20_Contents">
      <style:paragraph-properties fo:text-align="justify" style:justify-single-word="false" style:snap-to-layout-grid="false"/>
      <style:text-properties style:font-name="Calibri" fo:font-size="9pt" fo:language="ca" fo:country="ES" officeooo:paragraph-rsid="0068eba6" style:font-size-asian="9pt" style:font-name-complex="Calibri" style:font-size-complex="9pt"/>
    </style:style>
    <style:style style:name="P59" style:family="paragraph" style:parent-style-name="Table_20_Contents">
      <style:paragraph-properties fo:text-align="justify" style:justify-single-word="false" style:snap-to-layout-grid="false"/>
      <style:text-properties style:font-name="Calibri" fo:font-size="9pt" fo:language="ca" fo:country="ES" fo:font-weight="normal" officeooo:paragraph-rsid="006282b9" style:font-size-asian="9pt" style:font-weight-asian="normal" style:font-name-complex="Calibri" style:font-size-complex="9pt" style:font-weight-complex="normal"/>
    </style:style>
    <style:style style:name="P60" style:family="paragraph" style:parent-style-name="Table_20_Contents">
      <style:paragraph-properties fo:text-align="justify" style:justify-single-word="false" style:snap-to-layout-grid="false"/>
      <style:text-properties fo:color="#000000" style:font-name="Calibri" fo:font-size="9pt" fo:language="ca" fo:country="ES" officeooo:paragraph-rsid="006282b9" style:font-size-asian="9pt" style:font-name-complex="Calibri" style:font-size-complex="9pt"/>
    </style:style>
    <style:style style:name="P61" style:family="paragraph" style:parent-style-name="Table_20_Contents">
      <style:paragraph-properties fo:text-align="justify" style:justify-single-word="false" style:snap-to-layout-grid="false"/>
      <style:text-properties fo:color="#000000" style:font-name="Calibri" fo:font-size="9pt" fo:language="ca" fo:country="ES" officeooo:paragraph-rsid="0068eba6" style:font-size-asian="9pt" style:font-name-complex="Calibri" style:font-size-complex="9pt"/>
    </style:style>
    <style:style style:name="P62" style:family="paragraph" style:parent-style-name="Table_20_Contents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officeooo:paragraph-rsid="0068eba6" style:font-size-asian="9pt" style:font-name-complex="Calibri" style:font-size-complex="9pt"/>
    </style:style>
    <style:style style:name="P63" style:family="paragraph" style:parent-style-name="Table_20_Contents">
      <style:paragraph-properties style:line-height-at-least="0.353cm" fo:text-align="justify" style:justify-single-word="false" style:snap-to-layout-grid="false">
        <style:tab-stops>
          <style:tab-stop style:position="0.409cm"/>
        </style:tab-stops>
      </style:paragraph-properties>
      <style:text-properties fo:color="#000000" style:font-name="Calibri" fo:font-size="9pt" fo:language="ca" fo:country="ES" fo:font-weight="normal" officeooo:paragraph-rsid="006282b9" style:font-size-asian="9pt" style:font-weight-asian="normal" style:font-name-complex="Calibri" style:font-weight-complex="normal"/>
    </style:style>
    <style:style style:name="P64" style:family="paragraph" style:parent-style-name="Table_20_Contents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282b9" style:font-size-asian="9pt" style:font-weight-asian="normal" style:font-name-complex="Calibri" style:font-weight-complex="normal"/>
    </style:style>
    <style:style style:name="P65" style:family="paragraph" style:parent-style-name="Table_20_Contents">
      <style:paragraph-properties fo:text-align="justify" style:justify-single-word="false" style:snap-to-layout-grid="false"/>
      <style:text-properties fo:color="#000000" style:font-name="Calibri" fo:font-size="9pt" fo:language="ca" fo:country="ES" fo:font-weight="normal" officeooo:paragraph-rsid="0068eba6" style:font-name-asian="Arial" style:font-size-asian="9pt" style:font-weight-asian="normal" style:font-name-complex="Calibri" style:font-size-complex="9pt" style:font-weight-complex="normal"/>
    </style:style>
    <style:style style:name="P66" style:family="paragraph" style:parent-style-name="_33__20_competencias">
      <style:text-properties officeooo:paragraph-rsid="0063f8bd"/>
    </style:style>
    <style:style style:name="P67" style:family="paragraph" style:parent-style-name="_33__20_competencias">
      <style:text-properties officeooo:paragraph-rsid="0064cbf7"/>
    </style:style>
    <style:style style:name="P68" style:family="paragraph" style:parent-style-name="_33__20_competencias">
      <style:text-properties officeooo:paragraph-rsid="006811db"/>
    </style:style>
    <style:style style:name="P69" style:family="paragraph" style:parent-style-name="_33__20_competencias">
      <style:text-properties officeooo:paragraph-rsid="006bff55"/>
    </style:style>
    <style:style style:name="P70" style:family="paragraph" style:parent-style-name="_33__20_competencias">
      <style:text-properties officeooo:paragraph-rsid="006d9200"/>
    </style:style>
    <style:style style:name="P71" style:family="paragraph" style:parent-style-name="_33__20_gris">
      <style:text-properties officeooo:rsid="0054360d" officeooo:paragraph-rsid="0054360d"/>
    </style:style>
    <style:style style:name="P72" style:family="paragraph" style:parent-style-name="_33__20_gris">
      <style:text-properties style:font-name="Calibri" fo:font-size="9pt" fo:language="ca" fo:country="ES" fo:font-weight="bold" officeooo:rsid="0047fe6d" officeooo:paragraph-rsid="0047fe6d" style:letter-kerning="true" style:font-name-asian="SimSun1" style:font-size-asian="9pt" style:language-asian="zh" style:country-asian="CN" style:font-weight-asian="bold" style:font-name-complex="Calibri" style:font-size-complex="9pt" style:language-complex="hi" style:country-complex="IN" style:font-weight-complex="bold"/>
    </style:style>
    <style:style style:name="P73" style:family="paragraph" style:parent-style-name="Header" style:master-page-name="_31_">
      <style:paragraph-properties fo:text-align="start" style:justify-single-word="false" style:page-number="auto" fo:break-before="auto" fo:break-after="auto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style:use-window-font-color="true" style:font-name="Times New Roman" fo:font-size="8pt" fo:language="es" fo:country="ES" officeooo:rsid="0048d237" officeooo:paragraph-rsid="005bc7a2" style:letter-kerning="true" style:font-name-asian="SimSun1" style:font-size-asian="8pt" style:language-asian="zh" style:country-asian="CN" style:font-name-complex="Microsoft YaHei" style:font-size-complex="8pt" style:language-complex="hi" style:country-complex="IN"/>
    </style:style>
    <style:style style:name="P74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bold" officeooo:paragraph-rsid="006282b9" style:font-size-asian="9pt" style:font-weight-asian="bold" style:font-name-complex="Calibri" style:font-size-complex="9pt" style:font-weight-complex="bold"/>
    </style:style>
    <style:style style:name="P75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282b9" style:font-size-asian="9pt" style:font-weight-asian="normal" style:font-name-complex="Calibri" style:font-size-complex="9pt" style:font-weight-complex="normal"/>
    </style:style>
    <style:style style:name="P76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4cbf7" style:font-size-asian="9pt" style:font-weight-asian="normal" style:font-name-complex="Calibri" style:font-size-complex="9pt" style:font-weight-complex="normal"/>
    </style:style>
    <style:style style:name="P77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officeooo:paragraph-rsid="00666d6f" style:font-size-asian="9pt" style:font-weight-asian="normal" style:font-name-complex="Calibri" style:font-size-complex="9pt" style:font-weight-complex="normal"/>
    </style:style>
    <style:style style:name="P78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officeooo:paragraph-rsid="00666d6f" style:font-size-asian="9pt" style:font-weight-asian="normal" style:font-name-complex="Calibri" style:font-weight-complex="normal"/>
    </style:style>
    <style:style style:name="P79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officeooo:paragraph-rsid="00671302" style:font-size-asian="9pt" style:font-weight-asian="normal" style:font-name-complex="Calibri" style:font-weight-complex="normal"/>
    </style:style>
    <style:style style:name="P80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96528" style:font-size-asian="9pt" style:font-weight-asian="normal" style:font-name-complex="Calibri" style:font-weight-complex="normal"/>
    </style:style>
    <style:style style:name="P81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96528" style:font-name-asian="Arial" style:font-size-asian="9pt" style:font-weight-asian="normal" style:font-name-complex="Calibri" style:font-weight-complex="normal"/>
    </style:style>
    <style:style style:name="P82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ff" style:font-name="Calibri" fo:font-size="9pt" fo:language="ca" fo:country="ES" fo:font-weight="normal" officeooo:paragraph-rsid="0064cbf7" style:font-size-asian="9pt" style:font-weight-asian="normal" style:font-name-complex="Calibri" style:font-size-complex="9pt" style:font-weight-complex="normal"/>
    </style:style>
    <style:style style:name="P83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47ff" style:font-name="Calibri" fo:font-size="9pt" fo:language="ca" fo:country="ES" fo:font-weight="normal" officeooo:paragraph-rsid="00666d6f" style:font-size-asian="9pt" style:font-weight-asian="normal" style:font-name-complex="Calibri" style:font-size-complex="9pt" style:font-weight-complex="normal"/>
    </style:style>
    <style:style style:name="P84" style:family="paragraph" style:parent-style-name="Text_20_body">
      <style:paragraph-properties fo:margin-top="0cm" fo:margin-bottom="0.212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30f36d" officeooo:paragraph-rsid="006282b9" style:font-size-asian="9pt" style:font-weight-asian="normal" style:font-name-complex="Calibri" style:font-size-complex="9pt" style:font-weight-complex="normal"/>
    </style:style>
    <style:style style:name="P85" style:family="paragraph" style:parent-style-name="Table_20_Contents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282b9" style:font-name-asian="Lucida Sans Unicode" style:font-size-asian="9pt" style:font-weight-asian="normal" style:font-name-complex="Calibri" style:font-weight-complex="normal"/>
    </style:style>
    <style:style style:name="P86" style:family="paragraph" style:parent-style-name="Table_20_Contents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282b9" style:font-size-asian="9pt" style:font-weight-asian="normal" style:font-name-complex="Calibri" style:font-weight-complex="normal"/>
    </style:style>
    <style:style style:name="P87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66d6f" style:font-size-asian="9pt" style:font-weight-asian="normal" style:font-name-complex="Calibri" style:font-weight-complex="normal"/>
    </style:style>
    <style:style style:name="P88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71302" style:font-size-asian="9pt" style:font-weight-asian="normal" style:font-name-complex="Calibri" style:font-weight-complex="normal"/>
    </style:style>
    <style:style style:name="P89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d279b" style:font-size-asian="9pt" style:font-weight-asian="normal" style:font-name-complex="Calibri" style:font-weight-complex="normal"/>
    </style:style>
    <style:style style:name="P90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6a49ed" style:font-name-asian="Arial" style:font-size-asian="9pt" style:font-weight-asian="normal" style:font-name-complex="Calibri" style:font-size-complex="9pt" style:font-weight-complex="normal"/>
    </style:style>
    <style:style style:name="P91" style:family="paragraph" style:parent-style-name="Standard">
      <style:paragraph-properties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6d279b" style:font-name-asian="Arial" style:font-size-asian="9pt" style:font-weight-asian="normal" style:font-name-complex="Calibri" style:font-size-complex="9pt" style:font-weight-complex="normal"/>
    </style:style>
    <style:style style:name="P92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d279b" style:font-name-asian="Arial" style:font-size-asian="9pt" style:font-weight-asian="normal" style:font-name-complex="Calibri" style:font-weight-complex="normal"/>
    </style:style>
    <style:style style:name="P93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d279b" style:font-name-asian="Lucida Sans Unicode" style:font-size-asian="9pt" style:font-weight-asian="normal" style:font-name-complex="Calibri" style:font-weight-complex="normal"/>
    </style:style>
    <style:style style:name="P94" style:family="paragraph" style:parent-style-name="Standard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d279b" style:font-size-asian="9pt" style:font-weight-asian="normal" style:font-name-complex="Calibri" style:font-size-complex="9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text-position="super 58%"/>
    </style:style>
    <style:style style:name="T4" style:family="text">
      <style:text-properties fo:color="#ffffff" style:font-name="Calibri" fo:font-size="12pt" fo:language="es" fo:country="ES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T5" style:family="text">
      <style:text-properties fo:color="#ffffff" style:font-name="Calibri" fo:font-size="12pt" fo:language="es" fo:country="ES" officeooo:rsid="005da195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T6" style:family="text">
      <style:text-properties fo:color="#ffffff" style:font-name="Calibri" fo:font-size="12pt" fo:language="es" fo:country="ES" officeooo:rsid="005f7e9d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T7" style:family="text">
      <style:text-properties fo:color="#ffffff" style:font-name="Calibri" fo:font-size="12pt" fo:language="es" fo:country="ES" officeooo:rsid="0060286a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T8" style:family="text">
      <style:text-properties fo:color="#ffffff" fo:font-size="12pt" fo:language="es" fo:country="ES" style:letter-kerning="true" style:font-name-asian="SimSun1" style:font-size-asian="12pt" style:language-asian="zh" style:country-asian="CN" style:font-size-complex="12pt" style:language-complex="hi" style:country-complex="IN"/>
    </style:style>
    <style:style style:name="T9" style:family="text">
      <style:text-properties fo:color="#ffffff" fo:font-size="12pt" fo:language="es" fo:country="ES" officeooo:rsid="005f7e9d" style:letter-kerning="true" style:font-name-asian="SimSun1" style:font-size-asian="12pt" style:language-asian="zh" style:country-asian="CN" style:font-size-complex="12pt" style:language-complex="hi" style:country-complex="IN"/>
    </style:style>
    <style:style style:name="T10" style:family="text">
      <style:text-properties officeooo:rsid="00567e00"/>
    </style:style>
    <style:style style:name="T11" style:family="text">
      <style:text-properties officeooo:rsid="006e87a6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998cm">
          <style:column-sep style:width="0.009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1">
        <text:p text:style-name="P73"/>
        <text:p text:style-name="P4">1. Competència en comunicació lingüística CCLI</text:p>
        <text:p text:style-name="P4">2. Competència matemàtica i competència bàsica en ciència i tecnologia CMCT</text:p>
        <text:p text:style-name="P4">3. Competència digital CD</text:p>
        <text:p text:style-name="P4">4. Competència per aprendre a aprendre CAA</text:p>
        <text:p text:style-name="P4">5. Consciència i expressions culturals CEC</text:p>
        <text:p text:style-name="P4">6. Sentit d'iniciativa i espírit emprenedor SIEE</text:p>
        <text:p text:style-name="P6">7. Competències socials i cíviques CSC</text:p>
        <text:p text:style-name="P6"/>
        <text:p text:style-name="P5">A: Aconseguit <text:s text:c="2"/>EP: En procés <text:s text:c="2"/>I: Iniciat</text:p>
      </text:section>
      <text:p text:style-name="P7"/>
      <text:p text:style-name="P8"/>
      <text:p text:style-name="P23"/>
      <text:p text:style-name="P8"/>
      <table:table table:name="Taula1" table:style-name="Taula1">
        <table:table-column table:style-name="Taula1.A"/>
        <table:table-column table:style-name="Taula1.B" table:number-columns-repeated="2"/>
        <table:table-column table:style-name="Taula1.D"/>
        <table:table-column table:style-name="Taula1.E" table:number-columns-repeated="4"/>
        <table:table-row table:style-name="Taula1.1">
          <table:table-cell table:style-name="Taula1.A1" table:number-columns-spanned="8" office:value-type="string">
            <text:p text:style-name="P54">ÀREA: Llengua Castellana i Literatura <text:s text:c="19"/>NIVELL: <text:span text:style-name="T11">4t</text:span> EDUCACIÓ PRIMÀ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2" table:number-columns-spanned="8" office:value-type="string">
            <text:p text:style-name="P55">BLOC 1. LA LLENGUA ORAL. PARLAR I ESCOLT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3" office:value-type="string">
            <text:p text:style-name="P71">CONTINGUTS</text:p>
          </table:table-cell>
          <table:table-cell table:style-name="Taula1.A3" office:value-type="string">
            <text:p text:style-name="_33__20_gris">CRITERIS D’AVALUACIÓ</text:p>
          </table:table-cell>
          <table:table-cell table:style-name="Taula1.A3" office:value-type="string">
            <text:p text:style-name="_33__20_gris">INDICADORS D’ÈXIT</text:p>
          </table:table-cell>
          <table:table-cell table:style-name="Taula1.A3" office:value-type="string">
            <text:p text:style-name="_33__20_gris">CCLV</text:p>
          </table:table-cell>
          <table:table-cell table:style-name="Taula1.A3" office:value-type="string">
            <text:p text:style-name="P72">1<text:span text:style-name="T3">r</text:span> T</text:p>
          </table:table-cell>
          <table:table-cell table:style-name="Taula1.A3" office:value-type="string">
            <text:p text:style-name="P72">2<text:span text:style-name="T3">n</text:span> T</text:p>
          </table:table-cell>
          <table:table-cell table:style-name="Taula1.A3" office:value-type="string">
            <text:p text:style-name="P72">3<text:span text:style-name="T3">r</text:span> T</text:p>
          </table:table-cell>
          <table:table-cell table:style-name="Taula1.H3" office:value-type="string">
            <text:p text:style-name="P72">FIN</text:p>
          </table:table-cell>
        </table:table-row>
        <table:table-row table:style-name="Taula1.1">
          <table:table-cell table:style-name="Taula1.A4" table:number-rows-spanned="3" office:value-type="string">
            <text:p text:style-name="P59"/>
          </table:table-cell>
          <table:table-cell table:style-name="Taula1.A4" table:number-rows-spanned="3" office:value-type="string">
            <text:p text:style-name="P42"/>
          </table:table-cell>
          <table:table-cell table:style-name="Taula1.A4" office:value-type="string">
            <text:p text:style-name="P63"/>
          </table:table-cell>
          <table:table-cell table:style-name="Taula1.A4" office:value-type="string">
            <text:p text:style-name="P66"/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H4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5" office:value-type="string">
            <text:p text:style-name="P64"/>
          </table:table-cell>
          <table:table-cell table:style-name="Taula1.D5" office:value-type="string">
            <text:p text:style-name="P66"/>
          </table:table-cell>
          <table:table-cell table:style-name="Taula1.E5" office:value-type="string">
            <text:p text:style-name="_33__20_competencias"/>
          </table:table-cell>
          <table:table-cell table:style-name="Taula1.F5" office:value-type="string">
            <text:p text:style-name="_33__20_competencias"/>
          </table:table-cell>
          <table:table-cell table:style-name="Taula1.G5" office:value-type="string">
            <text:p text:style-name="_33__20_competencias"/>
          </table:table-cell>
          <table:table-cell table:style-name="Taula1.H5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6" office:value-type="string">
            <text:p text:style-name="P64"/>
          </table:table-cell>
          <table:table-cell table:style-name="Taula1.D6" office:value-type="string">
            <text:p text:style-name="P66"/>
          </table:table-cell>
          <table:table-cell table:style-name="Taula1.E6" office:value-type="string">
            <text:p text:style-name="_33__20_competencias"/>
          </table:table-cell>
          <table:table-cell table:style-name="Taula1.F6" office:value-type="string">
            <text:p text:style-name="_33__20_competencias"/>
          </table:table-cell>
          <table:table-cell table:style-name="Taula1.G6" office:value-type="string">
            <text:p text:style-name="_33__20_competencias"/>
          </table:table-cell>
          <table:table-cell table:style-name="Taula1.H6" office:value-type="string">
            <text:p text:style-name="_33__20_competencias"/>
          </table:table-cell>
        </table:table-row>
        <table:table-row table:style-name="Taula1.1">
          <table:table-cell table:style-name="Taula1.A9" table:number-rows-spanned="2" office:value-type="string">
            <text:p text:style-name="P26"/>
          </table:table-cell>
          <table:table-cell table:style-name="Taula1.B9" table:number-rows-spanned="2" office:value-type="string">
            <text:p text:style-name="P42"/>
          </table:table-cell>
          <table:table-cell table:style-name="Taula1.C7" office:value-type="string">
            <text:p text:style-name="P74"/>
          </table:table-cell>
          <table:table-cell table:style-name="Taula1.D7" office:value-type="string">
            <text:p text:style-name="P66"/>
          </table:table-cell>
          <table:table-cell table:style-name="Taula1.E7" office:value-type="string">
            <text:p text:style-name="_33__20_competencias"/>
          </table:table-cell>
          <table:table-cell table:style-name="Taula1.F7" office:value-type="string">
            <text:p text:style-name="_33__20_competencias"/>
          </table:table-cell>
          <table:table-cell table:style-name="Taula1.G7" office:value-type="string">
            <text:p text:style-name="_33__20_competencias"/>
          </table:table-cell>
          <table:table-cell table:style-name="Taula1.H7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9" office:value-type="string">
            <text:p text:style-name="P64"/>
          </table:table-cell>
          <table:table-cell table:style-name="Taula1.D9" office:value-type="string">
            <text:p text:style-name="P66"/>
          </table:table-cell>
          <table:table-cell table:style-name="Taula1.E9" office:value-type="string">
            <text:p text:style-name="_33__20_competencias"/>
          </table:table-cell>
          <table:table-cell table:style-name="Taula1.F9" office:value-type="string">
            <text:p text:style-name="_33__20_competencias"/>
          </table:table-cell>
          <table:table-cell table:style-name="Taula1.G9" office:value-type="string">
            <text:p text:style-name="_33__20_competencias"/>
          </table:table-cell>
          <table:table-cell table:style-name="Taula1.H9" office:value-type="string">
            <text:p text:style-name="_33__20_competencias"/>
          </table:table-cell>
        </table:table-row>
        <table:table-row table:style-name="Taula1.1">
          <table:table-cell table:style-name="Taula1.A9" office:value-type="string">
            <text:p text:style-name="Standard"/>
          </table:table-cell>
          <table:table-cell table:style-name="Taula1.B9" office:value-type="string">
            <text:p text:style-name="Standard"/>
          </table:table-cell>
          <table:table-cell table:style-name="Taula1.C9" office:value-type="string">
            <text:p text:style-name="P64"/>
          </table:table-cell>
          <table:table-cell table:style-name="Taula1.D9" office:value-type="string">
            <text:p text:style-name="P66"/>
          </table:table-cell>
          <table:table-cell table:style-name="Taula1.E9" office:value-type="string">
            <text:p text:style-name="_33__20_competencias"/>
          </table:table-cell>
          <table:table-cell table:style-name="Taula1.F9" office:value-type="string">
            <text:p text:style-name="_33__20_competencias"/>
          </table:table-cell>
          <table:table-cell table:style-name="Taula1.G9" office:value-type="string">
            <text:p text:style-name="_33__20_competencias"/>
          </table:table-cell>
          <table:table-cell table:style-name="Taula1.H9" office:value-type="string">
            <text:p text:style-name="_33__20_competencias"/>
          </table:table-cell>
        </table:table-row>
        <table:table-row table:style-name="Taula1.1">
          <table:table-cell table:style-name="Taula1.A13" table:number-rows-spanned="4" office:value-type="string">
            <text:p text:style-name="P24"/>
          </table:table-cell>
          <table:table-cell table:style-name="Taula1.B13" table:number-rows-spanned="4" office:value-type="string">
            <text:p text:style-name="P44"/>
          </table:table-cell>
          <table:table-cell table:style-name="Taula1.C10" office:value-type="string">
            <text:p text:style-name="P34"/>
          </table:table-cell>
          <table:table-cell table:style-name="Taula1.D10" office:value-type="string">
            <text:p text:style-name="P66"/>
          </table:table-cell>
          <table:table-cell table:style-name="Taula1.E10" office:value-type="string">
            <text:p text:style-name="_33__20_competencias"/>
          </table:table-cell>
          <table:table-cell table:style-name="Taula1.F10" office:value-type="string">
            <text:p text:style-name="_33__20_competencias"/>
          </table:table-cell>
          <table:table-cell table:style-name="Taula1.G10" office:value-type="string">
            <text:p text:style-name="_33__20_competencias"/>
          </table:table-cell>
          <table:table-cell table:style-name="Taula1.H10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11" office:value-type="string">
            <text:p text:style-name="P84"/>
          </table:table-cell>
          <table:table-cell table:style-name="Taula1.D11" office:value-type="string">
            <text:p text:style-name="P66"/>
          </table:table-cell>
          <table:table-cell table:style-name="Taula1.E11" office:value-type="string">
            <text:p text:style-name="_33__20_competencias"/>
          </table:table-cell>
          <table:table-cell table:style-name="Taula1.F11" office:value-type="string">
            <text:p text:style-name="_33__20_competencias"/>
          </table:table-cell>
          <table:table-cell table:style-name="Taula1.G11" office:value-type="string">
            <text:p text:style-name="_33__20_competencias"/>
          </table:table-cell>
          <table:table-cell table:style-name="Taula1.H11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12" office:value-type="string">
            <text:p text:style-name="P64"/>
          </table:table-cell>
          <table:table-cell table:style-name="Taula1.D12" office:value-type="string">
            <text:p text:style-name="P66"/>
          </table:table-cell>
          <table:table-cell table:style-name="Taula1.E12" office:value-type="string">
            <text:p text:style-name="_33__20_competencias"/>
          </table:table-cell>
          <table:table-cell table:style-name="Taula1.F12" office:value-type="string">
            <text:p text:style-name="_33__20_competencias"/>
          </table:table-cell>
          <table:table-cell table:style-name="Taula1.G12" office:value-type="string">
            <text:p text:style-name="_33__20_competencias"/>
          </table:table-cell>
          <table:table-cell table:style-name="Taula1.H12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13" office:value-type="string">
            <text:p text:style-name="P85"/>
          </table:table-cell>
          <table:table-cell table:style-name="Taula1.D13" office:value-type="string">
            <text:p text:style-name="P66"/>
          </table:table-cell>
          <table:table-cell table:style-name="Taula1.E13" office:value-type="string">
            <text:p text:style-name="_33__20_competencias"/>
          </table:table-cell>
          <table:table-cell table:style-name="Taula1.F13" office:value-type="string">
            <text:p text:style-name="_33__20_competencias"/>
          </table:table-cell>
          <table:table-cell table:style-name="Taula1.G13" office:value-type="string">
            <text:p text:style-name="_33__20_competencias"/>
          </table:table-cell>
          <table:table-cell table:style-name="Taula1.H13" office:value-type="string">
            <text:p text:style-name="_33__20_competencias"/>
          </table:table-cell>
        </table:table-row>
        <table:table-row table:style-name="Taula1.1">
          <table:table-cell table:style-name="Taula1.A15" table:number-rows-spanned="2" office:value-type="string">
            <text:p text:style-name="P59"/>
          </table:table-cell>
          <table:table-cell table:style-name="Taula1.B15" table:number-rows-spanned="2" office:value-type="string">
            <text:p text:style-name="P42"/>
          </table:table-cell>
          <table:table-cell table:style-name="Taula1.C14" office:value-type="string">
            <text:p text:style-name="P64"/>
          </table:table-cell>
          <table:table-cell table:style-name="Taula1.D14" office:value-type="string">
            <text:p text:style-name="P66"/>
          </table:table-cell>
          <table:table-cell table:style-name="Taula1.E14" office:value-type="string">
            <text:p text:style-name="_33__20_competencias"/>
          </table:table-cell>
          <table:table-cell table:style-name="Taula1.F14" office:value-type="string">
            <text:p text:style-name="_33__20_competencias"/>
          </table:table-cell>
          <table:table-cell table:style-name="Taula1.G14" office:value-type="string">
            <text:p text:style-name="_33__20_competencias"/>
          </table:table-cell>
          <table:table-cell table:style-name="Taula1.H14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15" office:value-type="string">
            <text:p text:style-name="P64"/>
          </table:table-cell>
          <table:table-cell table:style-name="Taula1.D15" office:value-type="string">
            <text:p text:style-name="P66"/>
          </table:table-cell>
          <table:table-cell table:style-name="Taula1.E15" office:value-type="string">
            <text:p text:style-name="_33__20_competencias"/>
          </table:table-cell>
          <table:table-cell table:style-name="Taula1.F15" office:value-type="string">
            <text:p text:style-name="_33__20_competencias"/>
          </table:table-cell>
          <table:table-cell table:style-name="Taula1.G15" office:value-type="string">
            <text:p text:style-name="_33__20_competencias"/>
          </table:table-cell>
          <table:table-cell table:style-name="Taula1.H15" office:value-type="string">
            <text:p text:style-name="_33__20_competencias"/>
          </table:table-cell>
        </table:table-row>
        <table:table-row table:style-name="Taula1.1">
          <table:table-cell table:style-name="Taula1.A17" table:number-rows-spanned="2" office:value-type="string">
            <text:p text:style-name="P60"/>
          </table:table-cell>
          <table:table-cell table:style-name="Taula1.B17" table:number-rows-spanned="2" office:value-type="string">
            <text:p text:style-name="P34"/>
          </table:table-cell>
          <table:table-cell table:style-name="Taula1.C16" office:value-type="string">
            <text:p text:style-name="P34"/>
          </table:table-cell>
          <table:table-cell table:style-name="Taula1.D16" office:value-type="string">
            <text:p text:style-name="P66"/>
          </table:table-cell>
          <table:table-cell table:style-name="Taula1.E16" office:value-type="string">
            <text:p text:style-name="_33__20_competencias"/>
          </table:table-cell>
          <table:table-cell table:style-name="Taula1.F16" office:value-type="string">
            <text:p text:style-name="_33__20_competencias"/>
          </table:table-cell>
          <table:table-cell table:style-name="Taula1.G16" office:value-type="string">
            <text:p text:style-name="_33__20_competencias"/>
          </table:table-cell>
          <table:table-cell table:style-name="Taula1.H16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17" office:value-type="string">
            <text:p text:style-name="P44"/>
          </table:table-cell>
          <table:table-cell table:style-name="Taula1.D17" office:value-type="string">
            <text:p text:style-name="P66"/>
          </table:table-cell>
          <table:table-cell table:style-name="Taula1.E17" office:value-type="string">
            <text:p text:style-name="_33__20_competencias"/>
          </table:table-cell>
          <table:table-cell table:style-name="Taula1.F17" office:value-type="string">
            <text:p text:style-name="_33__20_competencias"/>
          </table:table-cell>
          <table:table-cell table:style-name="Taula1.G17" office:value-type="string">
            <text:p text:style-name="_33__20_competencias"/>
          </table:table-cell>
          <table:table-cell table:style-name="Taula1.H17" office:value-type="string">
            <text:p text:style-name="_33__20_competencias"/>
          </table:table-cell>
        </table:table-row>
        <table:table-row table:style-name="Taula1.18">
          <table:table-cell table:style-name="Taula1.A2" table:number-columns-spanned="8" office:value-type="string">
            <text:p text:style-name="P55"><text:span text:style-name="T10">B</text:span><text:span text:style-name="T4">LOC </text:span><text:span text:style-name="T5">2</text:span><text:span text:style-name="T4">. </text:span><text:span text:style-name="T6">COMUNICACIÓ ESCRITA. LLEGI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4" office:value-type="string">
            <text:p text:style-name="P71">CONTINGUTS</text:p>
          </table:table-cell>
          <table:table-cell table:style-name="Taula1.A4" office:value-type="string">
            <text:p text:style-name="_33__20_gris">CRITERIS D’AVALUACIÓ</text:p>
          </table:table-cell>
          <table:table-cell table:style-name="Taula1.A4" office:value-type="string">
            <text:p text:style-name="_33__20_gris">INDICADORS D’ÈXIT</text:p>
          </table:table-cell>
          <table:table-cell table:style-name="Taula1.A4" office:value-type="string">
            <text:p text:style-name="_33__20_gris">CCLV</text:p>
          </table:table-cell>
          <table:table-cell table:style-name="Taula1.A4" office:value-type="string">
            <text:p text:style-name="P72">1<text:span text:style-name="T3">r</text:span> T</text:p>
          </table:table-cell>
          <table:table-cell table:style-name="Taula1.A4" office:value-type="string">
            <text:p text:style-name="P72">2<text:span text:style-name="T3">n</text:span> T</text:p>
          </table:table-cell>
          <table:table-cell table:style-name="Taula1.A4" office:value-type="string">
            <text:p text:style-name="P72">3<text:span text:style-name="T3">r</text:span> T</text:p>
          </table:table-cell>
          <table:table-cell table:style-name="Taula1.H4" office:value-type="string">
            <text:p text:style-name="P72">FIN</text:p>
          </table:table-cell>
        </table:table-row>
        <table:table-row table:style-name="Taula1.1">
          <table:table-cell table:style-name="Taula1.A4" table:number-rows-spanned="2" office:value-type="string">
            <text:p text:style-name="P50"/>
          </table:table-cell>
          <table:table-cell table:style-name="Taula1.A4" table:number-rows-spanned="2" office:value-type="string">
            <text:p text:style-name="P35"/>
          </table:table-cell>
          <table:table-cell table:style-name="Taula1.A4" office:value-type="string">
            <text:p text:style-name="P27"/>
          </table:table-cell>
          <table:table-cell table:style-name="Taula1.A4" office:value-type="string">
            <text:p text:style-name="P67"/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H4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A4" office:value-type="string">
            <text:p text:style-name="P27"/>
          </table:table-cell>
          <table:table-cell table:style-name="Taula1.A4" office:value-type="string">
            <text:p text:style-name="P67"/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H4" office:value-type="string">
            <text:p text:style-name="_33__20_competencias"/>
          </table:table-cell>
        </table:table-row>
        <table:table-row table:style-name="Taula1.1">
          <table:table-cell table:style-name="Taula1.A31" table:number-rows-spanned="10" office:value-type="string">
            <text:p text:style-name="P51"/>
          </table:table-cell>
          <table:table-cell table:style-name="Taula1.B24" table:number-rows-spanned="3" office:value-type="string">
            <text:p text:style-name="P57"/>
          </table:table-cell>
          <table:table-cell table:style-name="Taula1.C22" office:value-type="string">
            <text:p text:style-name="P20"/>
          </table:table-cell>
          <table:table-cell table:style-name="Taula1.D22" office:value-type="string">
            <text:p text:style-name="P67"/>
          </table:table-cell>
          <table:table-cell table:style-name="Taula1.E22" office:value-type="string">
            <text:p text:style-name="_33__20_competencias"/>
          </table:table-cell>
          <table:table-cell table:style-name="Taula1.F22" office:value-type="string">
            <text:p text:style-name="_33__20_competencias"/>
          </table:table-cell>
          <table:table-cell table:style-name="Taula1.G22" office:value-type="string">
            <text:p text:style-name="_33__20_competencias"/>
          </table:table-cell>
          <table:table-cell table:style-name="Taula1.H22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23" office:value-type="string">
            <text:p text:style-name="P20"/>
          </table:table-cell>
          <table:table-cell table:style-name="Taula1.D23" office:value-type="string">
            <text:p text:style-name="P67"/>
          </table:table-cell>
          <table:table-cell table:style-name="Taula1.E23" office:value-type="string">
            <text:p text:style-name="_33__20_competencias"/>
          </table:table-cell>
          <table:table-cell table:style-name="Taula1.F23" office:value-type="string">
            <text:p text:style-name="_33__20_competencias"/>
          </table:table-cell>
          <table:table-cell table:style-name="Taula1.G23" office:value-type="string">
            <text:p text:style-name="_33__20_competencias"/>
          </table:table-cell>
          <table:table-cell table:style-name="Taula1.H23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24" office:value-type="string">
            <text:p text:style-name="P35"/>
          </table:table-cell>
          <table:table-cell table:style-name="Taula1.D24" office:value-type="string">
            <text:p text:style-name="P67"/>
          </table:table-cell>
          <table:table-cell table:style-name="Taula1.E24" office:value-type="string">
            <text:p text:style-name="_33__20_competencias"/>
          </table:table-cell>
          <table:table-cell table:style-name="Taula1.F24" office:value-type="string">
            <text:p text:style-name="_33__20_competencias"/>
          </table:table-cell>
          <table:table-cell table:style-name="Taula1.G24" office:value-type="string">
            <text:p text:style-name="_33__20_competencias"/>
          </table:table-cell>
          <table:table-cell table:style-name="Taula1.H24" office:value-type="string">
            <text:p text:style-name="_33__20_competencias"/>
          </table:table-cell>
        </table:table-row>
        <table:table-row table:style-name="Taula1.1">
          <table:covered-table-cell/>
          <table:table-cell table:style-name="Taula1.B27" table:number-rows-spanned="3" office:value-type="string">
            <text:p text:style-name="P35"/>
          </table:table-cell>
          <table:table-cell table:style-name="Taula1.C25" office:value-type="string">
            <text:p text:style-name="P37"/>
          </table:table-cell>
          <table:table-cell table:style-name="Taula1.D25" office:value-type="string">
            <text:p text:style-name="P67"/>
          </table:table-cell>
          <table:table-cell table:style-name="Taula1.E25" office:value-type="string">
            <text:p text:style-name="_33__20_competencias"/>
          </table:table-cell>
          <table:table-cell table:style-name="Taula1.F25" office:value-type="string">
            <text:p text:style-name="_33__20_competencias"/>
          </table:table-cell>
          <table:table-cell table:style-name="Taula1.G25" office:value-type="string">
            <text:p text:style-name="_33__20_competencias"/>
          </table:table-cell>
          <table:table-cell table:style-name="Taula1.H25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27" table:number-rows-spanned="2" office:value-type="string">
            <text:p text:style-name="P35"/>
          </table:table-cell>
          <table:table-cell table:style-name="Taula1.D26" office:value-type="string">
            <text:p text:style-name="P67"/>
          </table:table-cell>
          <table:table-cell table:style-name="Taula1.E26" office:value-type="string">
            <text:p text:style-name="_33__20_competencias"/>
          </table:table-cell>
          <table:table-cell table:style-name="Taula1.F26" office:value-type="string">
            <text:p text:style-name="_33__20_competencias"/>
          </table:table-cell>
          <table:table-cell table:style-name="Taula1.G26" office:value-type="string">
            <text:p text:style-name="_33__20_competencias"/>
          </table:table-cell>
          <table:table-cell table:style-name="Taula1.H26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covered-table-cell/>
          <table:table-cell table:style-name="Taula1.D27" office:value-type="string">
            <text:p text:style-name="_33__20_competencias"/>
          </table:table-cell>
          <table:table-cell table:style-name="Taula1.E27" office:value-type="string">
            <text:p text:style-name="_33__20_competencias"/>
          </table:table-cell>
          <table:table-cell table:style-name="Taula1.F27" office:value-type="string">
            <text:p text:style-name="_33__20_competencias"/>
          </table:table-cell>
          <table:table-cell table:style-name="Taula1.G27" office:value-type="string">
            <text:p text:style-name="_33__20_competencias"/>
          </table:table-cell>
          <table:table-cell table:style-name="Taula1.H27" office:value-type="string">
            <text:p text:style-name="_33__20_competencias"/>
          </table:table-cell>
        </table:table-row>
        <table:table-row table:style-name="Taula1.1">
          <table:covered-table-cell/>
          <table:table-cell table:style-name="Taula1.B30" table:number-rows-spanned="3" office:value-type="string">
            <text:p text:style-name="P38"/>
          </table:table-cell>
          <table:table-cell table:style-name="Taula1.C31" office:value-type="string">
            <text:p text:style-name="P35"/>
          </table:table-cell>
          <table:table-cell table:style-name="Taula1.D31" office:value-type="string">
            <text:p text:style-name="P67"/>
          </table:table-cell>
          <table:table-cell table:style-name="Taula1.E31" office:value-type="string">
            <text:p text:style-name="_33__20_competencias"/>
          </table:table-cell>
          <table:table-cell table:style-name="Taula1.F31" office:value-type="string">
            <text:p text:style-name="_33__20_competencias"/>
          </table:table-cell>
          <table:table-cell table:style-name="Taula1.G31" office:value-type="string">
            <text:p text:style-name="_33__20_competencias"/>
          </table:table-cell>
          <table:table-cell table:style-name="Taula1.H31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31" office:value-type="string">
            <text:p text:style-name="P29"/>
          </table:table-cell>
          <table:table-cell table:style-name="Taula1.D31" office:value-type="string">
            <text:p text:style-name="P67"/>
          </table:table-cell>
          <table:table-cell table:style-name="Taula1.E31" office:value-type="string">
            <text:p text:style-name="_33__20_competencias"/>
          </table:table-cell>
          <table:table-cell table:style-name="Taula1.F31" office:value-type="string">
            <text:p text:style-name="_33__20_competencias"/>
          </table:table-cell>
          <table:table-cell table:style-name="Taula1.G31" office:value-type="string">
            <text:p text:style-name="_33__20_competencias"/>
          </table:table-cell>
          <table:table-cell table:style-name="Taula1.H31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31" office:value-type="string">
            <text:p text:style-name="P29"/>
          </table:table-cell>
          <table:table-cell table:style-name="Taula1.D31" office:value-type="string">
            <text:p text:style-name="P67"/>
          </table:table-cell>
          <table:table-cell table:style-name="Taula1.E31" office:value-type="string">
            <text:p text:style-name="_33__20_competencias"/>
          </table:table-cell>
          <table:table-cell table:style-name="Taula1.F31" office:value-type="string">
            <text:p text:style-name="_33__20_competencias"/>
          </table:table-cell>
          <table:table-cell table:style-name="Taula1.G31" office:value-type="string">
            <text:p text:style-name="_33__20_competencias"/>
          </table:table-cell>
          <table:table-cell table:style-name="Taula1.H31" office:value-type="string">
            <text:p text:style-name="_33__20_competencias"/>
          </table:table-cell>
        </table:table-row>
        <table:table-row table:style-name="Taula1.1">
          <table:covered-table-cell/>
          <table:table-cell table:style-name="Taula1.B31" office:value-type="string">
            <text:p text:style-name="P35"/>
          </table:table-cell>
          <table:table-cell table:style-name="Taula1.C31" office:value-type="string">
            <text:p text:style-name="P82"/>
          </table:table-cell>
          <table:table-cell table:style-name="Taula1.D31" office:value-type="string">
            <text:p text:style-name="P67"/>
          </table:table-cell>
          <table:table-cell table:style-name="Taula1.E31" office:value-type="string">
            <text:p text:style-name="_33__20_competencias"/>
          </table:table-cell>
          <table:table-cell table:style-name="Taula1.F31" office:value-type="string">
            <text:p text:style-name="_33__20_competencias"/>
          </table:table-cell>
          <table:table-cell table:style-name="Taula1.G31" office:value-type="string">
            <text:p text:style-name="_33__20_competencias"/>
          </table:table-cell>
          <table:table-cell table:style-name="Taula1.H31" office:value-type="string">
            <text:p text:style-name="_33__20_competencias"/>
          </table:table-cell>
        </table:table-row>
        <table:table-row table:style-name="Taula1.1">
          <table:table-cell table:style-name="Taula1.A2" table:number-columns-spanned="8" office:value-type="string">
            <text:p text:style-name="P30"><text:span text:style-name="T9">BL</text:span><text:span text:style-name="T8">OC </text:span><text:span text:style-name="T9">3</text:span><text:span text:style-name="T8">. </text:span><text:span text:style-name="T9">COMUNICACIÓ ESCRITA. ESCRIUR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4" office:value-type="string">
            <text:p text:style-name="P71"/>
          </table:table-cell>
          <table:table-cell table:style-name="Taula1.A4" office:value-type="string">
            <text:p text:style-name="_33__20_gris"/>
          </table:table-cell>
          <table:table-cell table:style-name="Taula1.A4" office:value-type="string">
            <text:p text:style-name="_33__20_gris"/>
          </table:table-cell>
          <table:table-cell table:style-name="Taula1.A4" office:value-type="string">
            <text:p text:style-name="_33__20_gris"/>
          </table:table-cell>
          <table:table-cell table:style-name="Taula1.A4" office:value-type="string">
            <text:p text:style-name="P72"/>
          </table:table-cell>
          <table:table-cell table:style-name="Taula1.A4" office:value-type="string">
            <text:p text:style-name="P72"/>
          </table:table-cell>
          <table:table-cell table:style-name="Taula1.A4" office:value-type="string">
            <text:p text:style-name="P72"/>
          </table:table-cell>
          <table:table-cell table:style-name="Taula1.H4" office:value-type="string">
            <text:p text:style-name="P72"/>
          </table:table-cell>
        </table:table-row>
        <table:table-row table:style-name="Taula1.1">
          <table:table-cell table:style-name="Taula1.A37" table:number-rows-spanned="4" office:value-type="string">
            <text:p text:style-name="P53"/>
          </table:table-cell>
          <table:table-cell table:style-name="Taula1.B37" table:number-rows-spanned="4" office:value-type="string">
            <text:p text:style-name="P39"/>
          </table:table-cell>
          <table:table-cell table:style-name="Taula1.C38" office:value-type="string">
            <text:p text:style-name="P39"/>
          </table:table-cell>
          <table:table-cell table:style-name="Taula1.D38" office:value-type="string">
            <text:p text:style-name="P68"/>
          </table:table-cell>
          <table:table-cell table:style-name="Taula1.E38" office:value-type="string">
            <text:p text:style-name="_33__20_competencias"/>
          </table:table-cell>
          <table:table-cell table:style-name="Taula1.F38" office:value-type="string">
            <text:p text:style-name="_33__20_competencias"/>
          </table:table-cell>
          <table:table-cell table:style-name="Taula1.G38" office:value-type="string">
            <text:p text:style-name="_33__20_competencias"/>
          </table:table-cell>
          <table:table-cell table:style-name="Taula1.H38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38" office:value-type="string">
            <text:p text:style-name="P28"/>
          </table:table-cell>
          <table:table-cell table:style-name="Taula1.D38" office:value-type="string">
            <text:p text:style-name="P68"/>
          </table:table-cell>
          <table:table-cell table:style-name="Taula1.E38" office:value-type="string">
            <text:p text:style-name="_33__20_competencias"/>
          </table:table-cell>
          <table:table-cell table:style-name="Taula1.F38" office:value-type="string">
            <text:p text:style-name="_33__20_competencias"/>
          </table:table-cell>
          <table:table-cell table:style-name="Taula1.G38" office:value-type="string">
            <text:p text:style-name="_33__20_competencias"/>
          </table:table-cell>
          <table:table-cell table:style-name="Taula1.H38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38" office:value-type="string">
            <text:p text:style-name="P28"/>
          </table:table-cell>
          <table:table-cell table:style-name="Taula1.D38" office:value-type="string">
            <text:p text:style-name="P68"/>
          </table:table-cell>
          <table:table-cell table:style-name="Taula1.E38" office:value-type="string">
            <text:p text:style-name="_33__20_competencias"/>
          </table:table-cell>
          <table:table-cell table:style-name="Taula1.F38" office:value-type="string">
            <text:p text:style-name="_33__20_competencias"/>
          </table:table-cell>
          <table:table-cell table:style-name="Taula1.G38" office:value-type="string">
            <text:p text:style-name="_33__20_competencias"/>
          </table:table-cell>
          <table:table-cell table:style-name="Taula1.H38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38" office:value-type="string">
            <text:p text:style-name="P83"/>
          </table:table-cell>
          <table:table-cell table:style-name="Taula1.D38" office:value-type="string">
            <text:p text:style-name="P68"/>
          </table:table-cell>
          <table:table-cell table:style-name="Taula1.E38" office:value-type="string">
            <text:p text:style-name="_33__20_competencias"/>
          </table:table-cell>
          <table:table-cell table:style-name="Taula1.F38" office:value-type="string">
            <text:p text:style-name="_33__20_competencias"/>
          </table:table-cell>
          <table:table-cell table:style-name="Taula1.G38" office:value-type="string">
            <text:p text:style-name="_33__20_competencias"/>
          </table:table-cell>
          <table:table-cell table:style-name="Taula1.H38" office:value-type="string">
            <text:p text:style-name="_33__20_competencias"/>
          </table:table-cell>
        </table:table-row>
        <table:table-row table:style-name="Taula1.1">
          <table:table-cell table:style-name="Taula1.A42" table:number-rows-spanned="5" office:value-type="string">
            <text:p text:style-name="P52"/>
          </table:table-cell>
          <table:table-cell table:style-name="Taula1.B40" table:number-rows-spanned="3" office:value-type="string">
            <text:p text:style-name="P36"/>
          </table:table-cell>
          <table:table-cell table:style-name="Taula1.C38" office:value-type="string">
            <text:p text:style-name="P39"/>
          </table:table-cell>
          <table:table-cell table:style-name="Taula1.D38" office:value-type="string">
            <text:p text:style-name="P68"/>
          </table:table-cell>
          <table:table-cell table:style-name="Taula1.E38" office:value-type="string">
            <text:p text:style-name="_33__20_competencias"/>
          </table:table-cell>
          <table:table-cell table:style-name="Taula1.F38" office:value-type="string">
            <text:p text:style-name="_33__20_competencias"/>
          </table:table-cell>
          <table:table-cell table:style-name="Taula1.G38" office:value-type="string">
            <text:p text:style-name="_33__20_competencias"/>
          </table:table-cell>
          <table:table-cell table:style-name="Taula1.H38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39" office:value-type="string">
            <text:p text:style-name="P87"/>
          </table:table-cell>
          <table:table-cell table:style-name="Taula1.D39" office:value-type="string">
            <text:p text:style-name="P68"/>
          </table:table-cell>
          <table:table-cell table:style-name="Taula1.E39" office:value-type="string">
            <text:p text:style-name="_33__20_competencias"/>
          </table:table-cell>
          <table:table-cell table:style-name="Taula1.F39" office:value-type="string">
            <text:p text:style-name="_33__20_competencias"/>
          </table:table-cell>
          <table:table-cell table:style-name="Taula1.G39" office:value-type="string">
            <text:p text:style-name="_33__20_competencias"/>
          </table:table-cell>
          <table:table-cell table:style-name="Taula1.H39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40" office:value-type="string">
            <text:p text:style-name="P78"/>
          </table:table-cell>
          <table:table-cell table:style-name="Taula1.D40" office:value-type="string">
            <text:p text:style-name="P68"/>
          </table:table-cell>
          <table:table-cell table:style-name="Taula1.E40" office:value-type="string">
            <text:p text:style-name="_33__20_competencias"/>
          </table:table-cell>
          <table:table-cell table:style-name="Taula1.F40" office:value-type="string">
            <text:p text:style-name="_33__20_competencias"/>
          </table:table-cell>
          <table:table-cell table:style-name="Taula1.G40" office:value-type="string">
            <text:p text:style-name="_33__20_competencias"/>
          </table:table-cell>
          <table:table-cell table:style-name="Taula1.H40" office:value-type="string">
            <text:p text:style-name="_33__20_competencias"/>
          </table:table-cell>
        </table:table-row>
        <table:table-row table:style-name="Taula1.1">
          <table:covered-table-cell/>
          <table:table-cell table:style-name="Taula1.A4" table:number-rows-spanned="2" office:value-type="string">
            <text:p text:style-name="P43"/>
          </table:table-cell>
          <table:table-cell table:style-name="Taula1.C41" office:value-type="string">
            <text:p text:style-name="P79"/>
          </table:table-cell>
          <table:table-cell table:style-name="Taula1.D41" office:value-type="string">
            <text:p text:style-name="P68"/>
          </table:table-cell>
          <table:table-cell table:style-name="Taula1.E41" office:value-type="string">
            <text:p text:style-name="_33__20_competencias"/>
          </table:table-cell>
          <table:table-cell table:style-name="Taula1.F41" office:value-type="string">
            <text:p text:style-name="_33__20_competencias"/>
          </table:table-cell>
          <table:table-cell table:style-name="Taula1.G41" office:value-type="string">
            <text:p text:style-name="_33__20_competencias"/>
          </table:table-cell>
          <table:table-cell table:style-name="Taula1.H41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42" office:value-type="string">
            <text:p text:style-name="P88"/>
          </table:table-cell>
          <table:table-cell table:style-name="Taula1.D42" office:value-type="string">
            <text:p text:style-name="P68"/>
          </table:table-cell>
          <table:table-cell table:style-name="Taula1.E42" office:value-type="string">
            <text:p text:style-name="_33__20_competencias"/>
          </table:table-cell>
          <table:table-cell table:style-name="Taula1.F42" office:value-type="string">
            <text:p text:style-name="_33__20_competencias"/>
          </table:table-cell>
          <table:table-cell table:style-name="Taula1.G42" office:value-type="string">
            <text:p text:style-name="_33__20_competencias"/>
          </table:table-cell>
          <table:table-cell table:style-name="Taula1.H42" office:value-type="string">
            <text:p text:style-name="_33__20_competencias"/>
          </table:table-cell>
        </table:table-row>
        <table:table-row table:style-name="Taula1.1">
          <table:table-cell table:style-name="Taula1.A2" table:number-columns-spanned="8" office:value-type="string">
            <text:p text:style-name="P31"><text:span text:style-name="T9">BL</text:span><text:span text:style-name="T8">OC </text:span><text:span text:style-name="T9">4</text:span><text:span text:style-name="T8">. </text:span><text:span text:style-name="T9">CONEIXEMENT DE LA LLENGU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4" office:value-type="string">
            <text:p text:style-name="P71">CONTINGUTS</text:p>
          </table:table-cell>
          <table:table-cell table:style-name="Taula1.A4" office:value-type="string">
            <text:p text:style-name="_33__20_gris">CRITERIS D’AVALUACIÓ</text:p>
          </table:table-cell>
          <table:table-cell table:style-name="Taula1.A4" office:value-type="string">
            <text:p text:style-name="_33__20_gris">INDICADORS D’ÈXIT</text:p>
          </table:table-cell>
          <table:table-cell table:style-name="Taula1.A4" office:value-type="string">
            <text:p text:style-name="_33__20_gris">CCLV</text:p>
          </table:table-cell>
          <table:table-cell table:style-name="Taula1.A4" office:value-type="string">
            <text:p text:style-name="P72">1<text:span text:style-name="T3">r</text:span> T</text:p>
          </table:table-cell>
          <table:table-cell table:style-name="Taula1.A4" office:value-type="string">
            <text:p text:style-name="P72">2<text:span text:style-name="T3">n</text:span> T</text:p>
          </table:table-cell>
          <table:table-cell table:style-name="Taula1.A4" office:value-type="string">
            <text:p text:style-name="P72">3<text:span text:style-name="T3">r</text:span> T</text:p>
          </table:table-cell>
          <table:table-cell table:style-name="Taula1.H4" office:value-type="string">
            <text:p text:style-name="P72">FIN</text:p>
          </table:table-cell>
        </table:table-row>
        <table:table-row table:style-name="Taula1.1">
          <table:table-cell table:style-name="Taula1.A45" office:value-type="string">
            <text:p text:style-name="P40"/>
          </table:table-cell>
          <table:table-cell table:style-name="Taula1.B45" office:value-type="string">
            <text:p text:style-name="P22"/>
          </table:table-cell>
          <table:table-cell table:style-name="Taula1.C45" office:value-type="string">
            <text:p text:style-name="P49"/>
          </table:table-cell>
          <table:table-cell table:style-name="Taula1.D45" office:value-type="string">
            <text:p text:style-name="P69"/>
          </table:table-cell>
          <table:table-cell table:style-name="Taula1.E45" office:value-type="string">
            <text:p text:style-name="_33__20_competencias"/>
          </table:table-cell>
          <table:table-cell table:style-name="Taula1.F45" office:value-type="string">
            <text:p text:style-name="_33__20_competencias"/>
          </table:table-cell>
          <table:table-cell table:style-name="Taula1.G45" office:value-type="string">
            <text:p text:style-name="_33__20_competencias"/>
          </table:table-cell>
          <table:table-cell table:style-name="Taula1.H45" office:value-type="string">
            <text:p text:style-name="_33__20_competencias"/>
          </table:table-cell>
        </table:table-row>
        <table:table-row table:style-name="Taula1.1">
          <table:table-cell table:style-name="Taula1.A46" office:value-type="string">
            <text:p text:style-name="P32"/>
          </table:table-cell>
          <table:table-cell table:style-name="Taula1.B46" office:value-type="string">
            <text:p text:style-name="P14"/>
          </table:table-cell>
          <table:table-cell table:style-name="Taula1.C46" office:value-type="string">
            <text:p text:style-name="P49"/>
          </table:table-cell>
          <table:table-cell table:style-name="Taula1.D46" office:value-type="string">
            <text:p text:style-name="P69"/>
          </table:table-cell>
          <table:table-cell table:style-name="Taula1.E46" office:value-type="string">
            <text:p text:style-name="_33__20_competencias"/>
          </table:table-cell>
          <table:table-cell table:style-name="Taula1.F46" office:value-type="string">
            <text:p text:style-name="_33__20_competencias"/>
          </table:table-cell>
          <table:table-cell table:style-name="Taula1.G46" office:value-type="string">
            <text:p text:style-name="_33__20_competencias"/>
          </table:table-cell>
          <table:table-cell table:style-name="Taula1.H46" office:value-type="string">
            <text:p text:style-name="_33__20_competencias"/>
          </table:table-cell>
        </table:table-row>
        <table:table-row table:style-name="Taula1.1">
          <table:table-cell table:style-name="Taula1.A48" table:number-rows-spanned="2" office:value-type="string">
            <text:p text:style-name="P45"/>
          </table:table-cell>
          <table:table-cell table:style-name="Taula1.B48" table:number-rows-spanned="2" office:value-type="string">
            <text:p text:style-name="P14"/>
          </table:table-cell>
          <table:table-cell table:style-name="Taula1.C47" office:value-type="string">
            <text:p text:style-name="P49"/>
          </table:table-cell>
          <table:table-cell table:style-name="Taula1.D47" office:value-type="string">
            <text:p text:style-name="P69"/>
          </table:table-cell>
          <table:table-cell table:style-name="Taula1.E47" office:value-type="string">
            <text:p text:style-name="_33__20_competencias"/>
          </table:table-cell>
          <table:table-cell table:style-name="Taula1.F47" office:value-type="string">
            <text:p text:style-name="_33__20_competencias"/>
          </table:table-cell>
          <table:table-cell table:style-name="Taula1.G47" office:value-type="string">
            <text:p text:style-name="_33__20_competencias"/>
          </table:table-cell>
          <table:table-cell table:style-name="Taula1.H47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48" office:value-type="string">
            <text:p text:style-name="P15"/>
          </table:table-cell>
          <table:table-cell table:style-name="Taula1.D48" office:value-type="string">
            <text:p text:style-name="P69"/>
          </table:table-cell>
          <table:table-cell table:style-name="Taula1.E48" office:value-type="string">
            <text:p text:style-name="_33__20_competencias"/>
          </table:table-cell>
          <table:table-cell table:style-name="Taula1.F48" office:value-type="string">
            <text:p text:style-name="_33__20_competencias"/>
          </table:table-cell>
          <table:table-cell table:style-name="Taula1.G48" office:value-type="string">
            <text:p text:style-name="_33__20_competencias"/>
          </table:table-cell>
          <table:table-cell table:style-name="Taula1.H48" office:value-type="string">
            <text:p text:style-name="_33__20_competencias"/>
          </table:table-cell>
        </table:table-row>
        <table:table-row table:style-name="Taula1.1">
          <table:table-cell table:style-name="Taula1.A50" table:number-rows-spanned="2" office:value-type="string">
            <text:p text:style-name="P47"/>
          </table:table-cell>
          <table:table-cell table:style-name="Taula1.B50" table:number-rows-spanned="2" office:value-type="string">
            <text:p text:style-name="P10"/>
          </table:table-cell>
          <table:table-cell table:style-name="Taula1.C49" office:value-type="string">
            <text:p text:style-name="P80"/>
          </table:table-cell>
          <table:table-cell table:style-name="Taula1.D49" office:value-type="string">
            <text:p text:style-name="P69"/>
          </table:table-cell>
          <table:table-cell table:style-name="Taula1.E49" office:value-type="string">
            <text:p text:style-name="_33__20_competencias"/>
          </table:table-cell>
          <table:table-cell table:style-name="Taula1.F49" office:value-type="string">
            <text:p text:style-name="_33__20_competencias"/>
          </table:table-cell>
          <table:table-cell table:style-name="Taula1.G49" office:value-type="string">
            <text:p text:style-name="_33__20_competencias"/>
          </table:table-cell>
          <table:table-cell table:style-name="Taula1.H49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50" office:value-type="string">
            <text:p text:style-name="P13"/>
          </table:table-cell>
          <table:table-cell table:style-name="Taula1.D50" office:value-type="string">
            <text:p text:style-name="P69"/>
          </table:table-cell>
          <table:table-cell table:style-name="Taula1.E50" office:value-type="string">
            <text:p text:style-name="_33__20_competencias"/>
          </table:table-cell>
          <table:table-cell table:style-name="Taula1.F50" office:value-type="string">
            <text:p text:style-name="_33__20_competencias"/>
          </table:table-cell>
          <table:table-cell table:style-name="Taula1.G50" office:value-type="string">
            <text:p text:style-name="_33__20_competencias"/>
          </table:table-cell>
          <table:table-cell table:style-name="Taula1.H50" office:value-type="string">
            <text:p text:style-name="_33__20_competencias"/>
          </table:table-cell>
        </table:table-row>
        <table:table-row table:style-name="Taula1.1">
          <table:table-cell table:style-name="Taula1.A51" office:value-type="string">
            <text:p text:style-name="P45"/>
          </table:table-cell>
          <table:table-cell table:style-name="Taula1.B51" office:value-type="string">
            <text:p text:style-name="P22"/>
          </table:table-cell>
          <table:table-cell table:style-name="Taula1.C51" office:value-type="string">
            <text:p text:style-name="P19"/>
          </table:table-cell>
          <table:table-cell table:style-name="Taula1.D51" office:value-type="string">
            <text:p text:style-name="P69"/>
          </table:table-cell>
          <table:table-cell table:style-name="Taula1.E51" office:value-type="string">
            <text:p text:style-name="_33__20_competencias"/>
          </table:table-cell>
          <table:table-cell table:style-name="Taula1.F51" office:value-type="string">
            <text:p text:style-name="_33__20_competencias"/>
          </table:table-cell>
          <table:table-cell table:style-name="Taula1.G51" office:value-type="string">
            <text:p text:style-name="_33__20_competencias"/>
          </table:table-cell>
          <table:table-cell table:style-name="Taula1.H51" office:value-type="string">
            <text:p text:style-name="_33__20_competencias"/>
          </table:table-cell>
        </table:table-row>
        <table:table-row table:style-name="Taula1.1">
          <table:table-cell table:style-name="Taula1.A57" table:number-rows-spanned="2" office:value-type="string">
            <text:p text:style-name="P65"/>
          </table:table-cell>
          <table:table-cell table:style-name="Taula1.B57" table:number-rows-spanned="2" office:value-type="string">
            <text:p text:style-name="P12"/>
          </table:table-cell>
          <table:table-cell table:style-name="Taula1.C52" office:value-type="string">
            <text:p text:style-name="P15"/>
          </table:table-cell>
          <table:table-cell table:style-name="Taula1.D52" office:value-type="string">
            <text:p text:style-name="P69"/>
          </table:table-cell>
          <table:table-cell table:style-name="Taula1.E52" office:value-type="string">
            <text:p text:style-name="_33__20_competencias"/>
          </table:table-cell>
          <table:table-cell table:style-name="Taula1.F52" office:value-type="string">
            <text:p text:style-name="_33__20_competencias"/>
          </table:table-cell>
          <table:table-cell table:style-name="Taula1.G52" office:value-type="string">
            <text:p text:style-name="_33__20_competencias"/>
          </table:table-cell>
          <table:table-cell table:style-name="Taula1.H52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53" office:value-type="string">
            <text:p text:style-name="P15"/>
          </table:table-cell>
          <table:table-cell table:style-name="Taula1.D53" office:value-type="string">
            <text:p text:style-name="P69"/>
          </table:table-cell>
          <table:table-cell table:style-name="Taula1.E53" office:value-type="string">
            <text:p text:style-name="_33__20_competencias"/>
          </table:table-cell>
          <table:table-cell table:style-name="Taula1.F53" office:value-type="string">
            <text:p text:style-name="_33__20_competencias"/>
          </table:table-cell>
          <table:table-cell table:style-name="Taula1.G53" office:value-type="string">
            <text:p text:style-name="_33__20_competencias"/>
          </table:table-cell>
          <table:table-cell table:style-name="Taula1.H53" office:value-type="string">
            <text:p text:style-name="_33__20_competencias"/>
          </table:table-cell>
        </table:table-row>
        <table:table-row table:style-name="Taula1.1">
          <table:table-cell table:style-name="Taula1.A55" table:number-rows-spanned="2" office:value-type="string">
            <text:p text:style-name="P58"/>
          </table:table-cell>
          <table:table-cell table:style-name="Taula1.B55" table:number-rows-spanned="2" office:value-type="string">
            <text:p text:style-name="P14"/>
          </table:table-cell>
          <table:table-cell table:style-name="Taula1.C60" office:value-type="string">
            <text:p text:style-name="P16"/>
          </table:table-cell>
          <table:table-cell table:style-name="Taula1.D60" office:value-type="string">
            <text:p text:style-name="P69"/>
          </table:table-cell>
          <table:table-cell table:style-name="Taula1.E60" office:value-type="string">
            <text:p text:style-name="_33__20_competencias"/>
          </table:table-cell>
          <table:table-cell table:style-name="Taula1.F60" office:value-type="string">
            <text:p text:style-name="_33__20_competencias"/>
          </table:table-cell>
          <table:table-cell table:style-name="Taula1.G60" office:value-type="string">
            <text:p text:style-name="_33__20_competencias"/>
          </table:table-cell>
          <table:table-cell table:style-name="Taula1.H60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60" office:value-type="string">
            <text:p text:style-name="P90"/>
          </table:table-cell>
          <table:table-cell table:style-name="Taula1.D60" office:value-type="string">
            <text:p text:style-name="P69"/>
          </table:table-cell>
          <table:table-cell table:style-name="Taula1.E60" office:value-type="string">
            <text:p text:style-name="_33__20_competencias"/>
          </table:table-cell>
          <table:table-cell table:style-name="Taula1.F60" office:value-type="string">
            <text:p text:style-name="_33__20_competencias"/>
          </table:table-cell>
          <table:table-cell table:style-name="Taula1.G60" office:value-type="string">
            <text:p text:style-name="_33__20_competencias"/>
          </table:table-cell>
          <table:table-cell table:style-name="Taula1.H60" office:value-type="string">
            <text:p text:style-name="_33__20_competencias"/>
          </table:table-cell>
        </table:table-row>
        <table:table-row table:style-name="Taula1.1">
          <table:table-cell table:style-name="Taula1.A57" office:value-type="string">
            <text:p text:style-name="P62"/>
          </table:table-cell>
          <table:table-cell table:style-name="Taula1.B57" office:value-type="string">
            <text:p text:style-name="P14"/>
          </table:table-cell>
          <table:table-cell table:style-name="Taula1.C60" office:value-type="string">
            <text:p text:style-name="P16"/>
          </table:table-cell>
          <table:table-cell table:style-name="Taula1.D60" office:value-type="string">
            <text:p text:style-name="P69"/>
          </table:table-cell>
          <table:table-cell table:style-name="Taula1.E60" office:value-type="string">
            <text:p text:style-name="_33__20_competencias"/>
          </table:table-cell>
          <table:table-cell table:style-name="Taula1.F60" office:value-type="string">
            <text:p text:style-name="_33__20_competencias"/>
          </table:table-cell>
          <table:table-cell table:style-name="Taula1.G60" office:value-type="string">
            <text:p text:style-name="_33__20_competencias"/>
          </table:table-cell>
          <table:table-cell table:style-name="Taula1.H60" office:value-type="string">
            <text:p text:style-name="_33__20_competencias"/>
          </table:table-cell>
        </table:table-row>
        <table:table-row table:style-name="Taula1.1">
          <table:table-cell table:style-name="Taula1.A57" office:value-type="string">
            <text:p text:style-name="P62"/>
          </table:table-cell>
          <table:table-cell table:style-name="Taula1.B57" office:value-type="string">
            <text:p text:style-name="P14"/>
          </table:table-cell>
          <table:table-cell table:style-name="Taula1.C60" office:value-type="string">
            <text:p text:style-name="P48"/>
          </table:table-cell>
          <table:table-cell table:style-name="Taula1.D60" office:value-type="string">
            <text:p text:style-name="P69"/>
          </table:table-cell>
          <table:table-cell table:style-name="Taula1.E60" office:value-type="string">
            <text:p text:style-name="_33__20_competencias"/>
          </table:table-cell>
          <table:table-cell table:style-name="Taula1.F60" office:value-type="string">
            <text:p text:style-name="_33__20_competencias"/>
          </table:table-cell>
          <table:table-cell table:style-name="Taula1.G60" office:value-type="string">
            <text:p text:style-name="_33__20_competencias"/>
          </table:table-cell>
          <table:table-cell table:style-name="Taula1.H60" office:value-type="string">
            <text:p text:style-name="_33__20_competencias"/>
          </table:table-cell>
        </table:table-row>
        <table:table-row table:style-name="Taula1.1">
          <table:table-cell table:style-name="Taula1.A58" office:value-type="string">
            <text:p text:style-name="P62"/>
          </table:table-cell>
          <table:table-cell table:style-name="Taula1.B58" office:value-type="string">
            <text:p text:style-name="P14"/>
          </table:table-cell>
          <table:table-cell table:style-name="Taula1.C58" office:value-type="string">
            <text:p text:style-name="P16"/>
          </table:table-cell>
          <table:table-cell table:style-name="Taula1.D58" office:value-type="string">
            <text:p text:style-name="P69"/>
          </table:table-cell>
          <table:table-cell table:style-name="Taula1.E58" office:value-type="string">
            <text:p text:style-name="_33__20_competencias"/>
          </table:table-cell>
          <table:table-cell table:style-name="Taula1.F58" office:value-type="string">
            <text:p text:style-name="_33__20_competencias"/>
          </table:table-cell>
          <table:table-cell table:style-name="Taula1.G58" office:value-type="string">
            <text:p text:style-name="_33__20_competencias"/>
          </table:table-cell>
          <table:table-cell table:style-name="Taula1.H58" office:value-type="string">
            <text:p text:style-name="_33__20_competencias"/>
          </table:table-cell>
        </table:table-row>
        <table:table-row table:style-name="Taula1.1">
          <table:table-cell table:style-name="Taula1.A60" table:number-rows-spanned="2" office:value-type="string">
            <text:p text:style-name="P61"/>
          </table:table-cell>
          <table:table-cell table:style-name="Taula1.B60" table:number-rows-spanned="2" office:value-type="string">
            <text:p text:style-name="P9"/>
          </table:table-cell>
          <table:table-cell table:style-name="Taula1.C60" office:value-type="string">
            <text:p text:style-name="P17"/>
          </table:table-cell>
          <table:table-cell table:style-name="Taula1.D60" office:value-type="string">
            <text:p text:style-name="P69"/>
          </table:table-cell>
          <table:table-cell table:style-name="Taula1.E60" office:value-type="string">
            <text:p text:style-name="_33__20_competencias"/>
          </table:table-cell>
          <table:table-cell table:style-name="Taula1.F60" office:value-type="string">
            <text:p text:style-name="_33__20_competencias"/>
          </table:table-cell>
          <table:table-cell table:style-name="Taula1.G60" office:value-type="string">
            <text:p text:style-name="_33__20_competencias"/>
          </table:table-cell>
          <table:table-cell table:style-name="Taula1.H60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60" office:value-type="string">
            <text:p text:style-name="P17"/>
          </table:table-cell>
          <table:table-cell table:style-name="Taula1.D60" office:value-type="string">
            <text:p text:style-name="P69"/>
          </table:table-cell>
          <table:table-cell table:style-name="Taula1.E60" office:value-type="string">
            <text:p text:style-name="_33__20_competencias"/>
          </table:table-cell>
          <table:table-cell table:style-name="Taula1.F60" office:value-type="string">
            <text:p text:style-name="_33__20_competencias"/>
          </table:table-cell>
          <table:table-cell table:style-name="Taula1.G60" office:value-type="string">
            <text:p text:style-name="_33__20_competencias"/>
          </table:table-cell>
          <table:table-cell table:style-name="Taula1.H60" office:value-type="string">
            <text:p text:style-name="_33__20_competencias"/>
          </table:table-cell>
        </table:table-row>
        <table:table-row table:style-name="Taula1.1">
          <table:table-cell table:style-name="Taula1.A2" table:number-columns-spanned="8" office:value-type="string">
            <text:p text:style-name="P56"><text:span text:style-name="T10">B</text:span><text:span text:style-name="T4">LOC </text:span><text:span text:style-name="T7">5</text:span><text:span text:style-name="T4">. </text:span><text:span text:style-name="T7">EDUCACIÓ LITERÀRI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4" office:value-type="string">
            <text:p text:style-name="P71">CONTINGUTS</text:p>
          </table:table-cell>
          <table:table-cell table:style-name="Taula1.A4" office:value-type="string">
            <text:p text:style-name="_33__20_gris">CRITERIS D’AVALUACIÓ</text:p>
          </table:table-cell>
          <table:table-cell table:style-name="Taula1.A4" office:value-type="string">
            <text:p text:style-name="_33__20_gris">INDICADORS D’ÈXIT</text:p>
          </table:table-cell>
          <table:table-cell table:style-name="Taula1.A4" office:value-type="string">
            <text:p text:style-name="_33__20_gris">CCLV</text:p>
          </table:table-cell>
          <table:table-cell table:style-name="Taula1.A4" office:value-type="string">
            <text:p text:style-name="P72">1<text:span text:style-name="T3">r</text:span> T</text:p>
          </table:table-cell>
          <table:table-cell table:style-name="Taula1.A4" office:value-type="string">
            <text:p text:style-name="P72">2<text:span text:style-name="T3">n</text:span> T</text:p>
          </table:table-cell>
          <table:table-cell table:style-name="Taula1.A4" office:value-type="string">
            <text:p text:style-name="P72">3<text:span text:style-name="T3">r</text:span> T</text:p>
          </table:table-cell>
          <table:table-cell table:style-name="Taula1.H4" office:value-type="string">
            <text:p text:style-name="P72">FIN</text:p>
          </table:table-cell>
        </table:table-row>
        <table:table-row table:style-name="Taula1.1">
          <table:table-cell table:style-name="Taula1.A4" table:number-rows-spanned="5" office:value-type="string">
            <text:p text:style-name="P41"/>
          </table:table-cell>
          <table:table-cell table:style-name="Taula1.A4" table:number-rows-spanned="5" office:value-type="string">
            <text:p text:style-name="P18"/>
          </table:table-cell>
          <table:table-cell table:style-name="Taula1.A4" office:value-type="string">
            <text:p text:style-name="P21"/>
          </table:table-cell>
          <table:table-cell table:style-name="Taula1.A4" office:value-type="string">
            <text:p text:style-name="P70"/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H4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64" office:value-type="string">
            <text:p text:style-name="P94"/>
          </table:table-cell>
          <table:table-cell table:style-name="Taula1.D64" office:value-type="string">
            <text:p text:style-name="P70"/>
          </table:table-cell>
          <table:table-cell table:style-name="Taula1.E64" office:value-type="string">
            <text:p text:style-name="_33__20_competencias"/>
          </table:table-cell>
          <table:table-cell table:style-name="Taula1.F64" office:value-type="string">
            <text:p text:style-name="_33__20_competencias"/>
          </table:table-cell>
          <table:table-cell table:style-name="Taula1.G64" office:value-type="string">
            <text:p text:style-name="_33__20_competencias"/>
          </table:table-cell>
          <table:table-cell table:style-name="Taula1.H64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65" office:value-type="string">
            <text:p text:style-name="P21"/>
          </table:table-cell>
          <table:table-cell table:style-name="Taula1.D65" office:value-type="string">
            <text:p text:style-name="P70"/>
          </table:table-cell>
          <table:table-cell table:style-name="Taula1.E65" office:value-type="string">
            <text:p text:style-name="_33__20_competencias"/>
          </table:table-cell>
          <table:table-cell table:style-name="Taula1.F65" office:value-type="string">
            <text:p text:style-name="_33__20_competencias"/>
          </table:table-cell>
          <table:table-cell table:style-name="Taula1.G65" office:value-type="string">
            <text:p text:style-name="_33__20_competencias"/>
          </table:table-cell>
          <table:table-cell table:style-name="Taula1.H65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66" office:value-type="string">
            <text:p text:style-name="P21"/>
          </table:table-cell>
          <table:table-cell table:style-name="Taula1.D66" office:value-type="string">
            <text:p text:style-name="P70"/>
          </table:table-cell>
          <table:table-cell table:style-name="Taula1.E66" office:value-type="string">
            <text:p text:style-name="_33__20_competencias"/>
          </table:table-cell>
          <table:table-cell table:style-name="Taula1.F66" office:value-type="string">
            <text:p text:style-name="_33__20_competencias"/>
          </table:table-cell>
          <table:table-cell table:style-name="Taula1.G66" office:value-type="string">
            <text:p text:style-name="_33__20_competencias"/>
          </table:table-cell>
          <table:table-cell table:style-name="Taula1.H66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67" office:value-type="string">
            <text:p text:style-name="P92"/>
          </table:table-cell>
          <table:table-cell table:style-name="Taula1.D67" office:value-type="string">
            <text:p text:style-name="P70"/>
          </table:table-cell>
          <table:table-cell table:style-name="Taula1.E67" office:value-type="string">
            <text:p text:style-name="_33__20_competencias"/>
          </table:table-cell>
          <table:table-cell table:style-name="Taula1.F67" office:value-type="string">
            <text:p text:style-name="_33__20_competencias"/>
          </table:table-cell>
          <table:table-cell table:style-name="Taula1.G67" office:value-type="string">
            <text:p text:style-name="_33__20_competencias"/>
          </table:table-cell>
          <table:table-cell table:style-name="Taula1.H67" office:value-type="string">
            <text:p text:style-name="_33__20_competencias"/>
          </table:table-cell>
        </table:table-row>
        <table:table-row table:style-name="Taula1.1">
          <table:table-cell table:style-name="Taula1.A69" office:value-type="string">
            <text:p text:style-name="P41"/>
          </table:table-cell>
          <table:table-cell table:style-name="Taula1.B69" office:value-type="string">
            <text:p text:style-name="P18"/>
          </table:table-cell>
          <table:table-cell table:style-name="Taula1.C69" office:value-type="string">
            <text:p text:style-name="P21"/>
          </table:table-cell>
          <table:table-cell table:style-name="Taula1.D69" office:value-type="string">
            <text:p text:style-name="P70"/>
          </table:table-cell>
          <table:table-cell table:style-name="Taula1.E69" office:value-type="string">
            <text:p text:style-name="_33__20_competencias"/>
          </table:table-cell>
          <table:table-cell table:style-name="Taula1.F69" office:value-type="string">
            <text:p text:style-name="_33__20_competencias"/>
          </table:table-cell>
          <table:table-cell table:style-name="Taula1.G69" office:value-type="string">
            <text:p text:style-name="_33__20_competencias"/>
          </table:table-cell>
          <table:table-cell table:style-name="Taula1.H69" office:value-type="string">
            <text:p text:style-name="_33__20_competencias"/>
          </table:table-cell>
        </table:table-row>
        <table:table-row table:style-name="Taula1.1">
          <table:table-cell table:style-name="Taula1.A69" office:value-type="string">
            <text:p text:style-name="P33"/>
          </table:table-cell>
          <table:table-cell table:style-name="Taula1.B69" office:value-type="string">
            <text:p text:style-name="P18"/>
          </table:table-cell>
          <table:table-cell table:style-name="Taula1.C69" office:value-type="string">
            <text:p text:style-name="P92"/>
          </table:table-cell>
          <table:table-cell table:style-name="Taula1.D69" office:value-type="string">
            <text:p text:style-name="P70"/>
          </table:table-cell>
          <table:table-cell table:style-name="Taula1.E69" office:value-type="string">
            <text:p text:style-name="_33__20_competencias"/>
          </table:table-cell>
          <table:table-cell table:style-name="Taula1.F69" office:value-type="string">
            <text:p text:style-name="_33__20_competencias"/>
          </table:table-cell>
          <table:table-cell table:style-name="Taula1.G69" office:value-type="string">
            <text:p text:style-name="_33__20_competencias"/>
          </table:table-cell>
          <table:table-cell table:style-name="Taula1.H69" office:value-type="string">
            <text:p text:style-name="_33__20_competencias"/>
          </table:table-cell>
        </table:table-row>
        <table:table-row table:style-name="Taula1.1">
          <table:table-cell table:style-name="Taula1.A70" office:value-type="string">
            <text:p text:style-name="P46"/>
          </table:table-cell>
          <table:table-cell table:style-name="Taula1.B70" office:value-type="string">
            <text:p text:style-name="P11"/>
          </table:table-cell>
          <table:table-cell table:style-name="Taula1.C70" office:value-type="string">
            <text:p text:style-name="P91"/>
          </table:table-cell>
          <table:table-cell table:style-name="Taula1.D70" office:value-type="string">
            <text:p text:style-name="P70"/>
          </table:table-cell>
          <table:table-cell table:style-name="Taula1.E70" office:value-type="string">
            <text:p text:style-name="_33__20_competencias"/>
          </table:table-cell>
          <table:table-cell table:style-name="Taula1.F70" office:value-type="string">
            <text:p text:style-name="_33__20_competencias"/>
          </table:table-cell>
          <table:table-cell table:style-name="Taula1.G70" office:value-type="string">
            <text:p text:style-name="_33__20_competencias"/>
          </table:table-cell>
          <table:table-cell table:style-name="Taula1.H70" office:value-type="string">
            <text:p text:style-name="_33__20_competencias"/>
          </table:table-cell>
        </table:table-row>
        <table:table-row table:style-name="Taula1.1">
          <table:table-cell table:style-name="Taula1.A71" office:value-type="string">
            <text:p text:style-name="Standard"/>
          </table:table-cell>
          <table:table-cell table:style-name="Taula1.B71" office:value-type="string">
            <text:p text:style-name="Standard"/>
          </table:table-cell>
          <table:table-cell table:style-name="Taula1.C71" office:value-type="string">
            <text:p text:style-name="P92"/>
          </table:table-cell>
          <table:table-cell table:style-name="Taula1.D71" office:value-type="string">
            <text:p text:style-name="P70"/>
          </table:table-cell>
          <table:table-cell table:style-name="Taula1.E71" office:value-type="string">
            <text:p text:style-name="_33__20_competencias"/>
          </table:table-cell>
          <table:table-cell table:style-name="Taula1.F71" office:value-type="string">
            <text:p text:style-name="_33__20_competencias"/>
          </table:table-cell>
          <table:table-cell table:style-name="Taula1.G71" office:value-type="string">
            <text:p text:style-name="_33__20_competencias"/>
          </table:table-cell>
          <table:table-cell table:style-name="Taula1.H71" office:value-type="string">
            <text:p text:style-name="_33__20_competencias"/>
          </table:table-cell>
        </table:table-row>
        <table:table-row table:style-name="Taula1.1">
          <table:table-cell table:style-name="Taula1.A72" office:value-type="string">
            <text:p text:style-name="Standard"/>
          </table:table-cell>
          <table:table-cell table:style-name="Taula1.B72" office:value-type="string">
            <text:p text:style-name="Standard"/>
          </table:table-cell>
          <table:table-cell table:style-name="Taula1.C72" office:value-type="string">
            <text:p text:style-name="P92"/>
          </table:table-cell>
          <table:table-cell table:style-name="Taula1.D72" office:value-type="string">
            <text:p text:style-name="P70"/>
          </table:table-cell>
          <table:table-cell table:style-name="Taula1.E72" office:value-type="string">
            <text:p text:style-name="_33__20_competencias"/>
          </table:table-cell>
          <table:table-cell table:style-name="Taula1.F72" office:value-type="string">
            <text:p text:style-name="_33__20_competencias"/>
          </table:table-cell>
          <table:table-cell table:style-name="Taula1.G72" office:value-type="string">
            <text:p text:style-name="_33__20_competencias"/>
          </table:table-cell>
          <table:table-cell table:style-name="Taula1.H72" office:value-type="string">
            <text:p text:style-name="_33__20_competencias"/>
          </table:table-cell>
        </table:table-row>
        <table:table-row table:style-name="Taula1.1">
          <table:table-cell table:style-name="Taula1.A73" office:value-type="string">
            <text:p text:style-name="P41"/>
          </table:table-cell>
          <table:table-cell table:style-name="Taula1.B73" office:value-type="string">
            <text:p text:style-name="P18"/>
          </table:table-cell>
          <table:table-cell table:style-name="Taula1.C73" office:value-type="string">
            <text:p text:style-name="P93"/>
          </table:table-cell>
          <table:table-cell table:style-name="Taula1.D73" office:value-type="string">
            <text:p text:style-name="_33__20_competencias"/>
          </table:table-cell>
          <table:table-cell table:style-name="Taula1.E73" office:value-type="string">
            <text:p text:style-name="_33__20_competencias"/>
          </table:table-cell>
          <table:table-cell table:style-name="Taula1.F73" office:value-type="string">
            <text:p text:style-name="_33__20_competencias"/>
          </table:table-cell>
          <table:table-cell table:style-name="Taula1.G73" office:value-type="string">
            <text:p text:style-name="_33__20_competencias"/>
          </table:table-cell>
          <table:table-cell table:style-name="Taula1.H73" office:value-type="string">
            <text:p text:style-name="_33__20_competencias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icrosoft YaHei" style:font-family-complex="'Microsoft YaHe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lbany" fo:font-family="Albany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icrosoft YaHei" style:font-family-complex="'Microsoft YaHei'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text-align="center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weight="bold" style:letter-kerning="true" style:font-name-asian="Mangal" style:font-family-asian="Mangal" style:font-family-generic-asian="system" style:font-pitch-asian="variable" style:font-size-asian="12pt" style:language-asian="hi" style:country-asian="IN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_31__20_cabecera" style:display-name="1 cabecera" style:family="paragraph" style:parent-style-name="Table_20_Contents">
      <style:paragraph-properties style:line-height-at-least="0.353cm" fo:text-align="center" style:justify-single-word="false" style:snap-to-layout-grid="false"/>
      <style:text-properties fo:color="#fffff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_32__20_barra_20_lateral" style:display-name="2 barra lateral" style:family="paragraph" style:parent-style-name="Table_20_Contents">
      <style:paragraph-properties style:line-height-at-least="0.353cm" fo:text-align="center" style:justify-single-word="false"/>
      <style:text-properties fo:color="#ffffff" style:font-name="Calibri" fo:font-family="Calibri" style:font-family-generic="swiss" style:font-pitch="variable" fo:font-size="15pt" style:font-size-asian="15pt" style:font-name-complex="Calibri" style:font-family-complex="Calibri" style:font-family-generic-complex="swiss" style:font-pitch-complex="variable" style:font-size-complex="15pt"/>
    </style:style>
    <style:style style:name="_33__20_competencias" style:display-name="3 competencias" style:family="paragraph" style:parent-style-name="Table_20_Contents">
      <style:paragraph-properties style:line-height-at-least="0.353cm" fo:text-align="center" style:justify-single-word="false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weight-asian="bold" style:font-name-complex="Calibri" style:font-family-complex="Calibri" style:font-family-generic-complex="swiss" style:font-pitch-complex="variable" style:font-weight-complex="bold"/>
    </style:style>
    <style:style style:name="texto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family="Calibri" style:font-family-generic="swiss" style:font-pitch="variable" fo:font-size="9pt" fo:language="ca" fo:country="ES" fo:font-weight="normal" style:font-size-asian="9pt" style:font-weight-asian="normal" style:font-name-complex="Calibri" style:font-family-complex="Calibri" style:font-family-generic-complex="swiss" style:font-pitch-complex="variable" style:font-weight-complex="normal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lbany2" style:font-family-complex="Albany, Arial" style:font-family-generic-complex="swiss" style:font-pitch-complex="variable" style:font-size-complex="14pt"/>
    </style:style>
    <style:style style:name="WW-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lbany2" style:font-family-complex="Albany, Arial" style:font-family-generic-complex="swis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21cm" style:contextual-spacing="false" fo:orphans="2" fo:widows="2" fo:hyphenation-ladder-count="no-limit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_34__20_competencias" style:display-name="4 competencias" style:family="paragraph" style:parent-style-name="Table_20_Contents">
      <style:paragraph-properties style:line-height-at-least="0.353cm" fo:text-align="center" style:justify-single-word="false" style:vertical-align="top" style:snap-to-layout-grid="false"/>
      <style:text-properties fo:color="#000000" style:font-name="Calibri" fo:font-family="Calibri" style:font-family-generic="swiss" style:font-pitch="variable" fo:font-size="9pt" fo:language="ca" fo:country="ES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_33__20_gris" style:display-name="3 gris" style:family="paragraph" style:parent-style-name="Table_20_Contents">
      <style:paragraph-properties fo:text-align="center" style:justify-single-word="false" style:snap-to-layout-grid="false"/>
      <style:text-properties style:font-name="Calibri" fo:font-family="Calibri" style:font-family-generic="swiss" style:font-pitch="variable" fo:font-size="11pt" fo:language="ca" fo:country="ES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32__20_contenidos" style:display-name="2 contenidos" style:family="paragraph" style:parent-style-name="Text_20_body">
      <style:paragraph-properties fo:margin-top="0cm" fo:margin-bottom="0cm" style:contextual-spacing="false" fo:text-align="center" style:justify-single-word="false" style:snap-to-layout-grid="false"/>
      <style:text-properties fo:color="#000000" style:font-name="Calibri" fo:font-family="Calibri" style:font-family-generic="swiss" style:font-pitch="variable" fo:language="ca" fo:country="ES" fo:font-weight="bold" style:font-weight-asian="bold" style:font-name-complex="Calibri" style:font-family-complex="Calibri" style:font-family-generic-complex="swiss" style:font-pitch-complex="variable" style:font-weight-complex="bold"/>
    </style:style>
    <style:style style:name="_31__20_Cabecera" style:display-name="1 Cabecera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family="Calibri" style:font-family-generic="swiss" style:font-pitch="variable" fo:font-size="14pt" fo:language="ca" fo:country="ES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_34__20_números" style:display-name="4 números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1" fo:font-family="Calibri" style:font-family-generic="roman" style:font-pitch="variable" fo:font-size="11pt" fo:language="ca" fo:country="ES" fo:font-weight="bold" style:letter-kerning="true" style:font-name-asian="Calibri3" style:font-family-asian="Calibri" style:font-family-generic-asian="system" style:font-pitch-asian="variable" style:font-size-asian="11pt" style:language-asian="hi" style:country-asian="IN" style:font-weight-asian="bold"/>
    </style:style>
    <style:style style:name="_33__20_comp" style:display-name="3 comp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1" fo:font-family="Calibri" style:font-family-generic="roman" style:font-pitch="variable" fo:font-size="12pt" fo:language="ca" fo:country="ES" fo:font-weight="bold" style:letter-kerning="true" style:font-name-asian="Calibri3" style:font-family-asian="Calibri" style:font-family-generic-asian="system" style:font-pitch-asian="variable" style:font-size-asian="12pt" style:language-asian="hi" style:country-asian="IN" style:font-weight-asian="bold"/>
    </style:style>
    <style:style style:name="gris" style:family="paragraph" style:default-outline-level="">
      <style:paragraph-properties fo:text-align="start" style:justify-single-word="false" fo:orphans="0" fo:widows="0"/>
      <style:text-properties fo:color="#000000" style:font-name="Calibri1" fo:font-family="Calibri" style:font-family-generic="roman" style:font-pitch="variable" fo:font-size="11pt" fo:language="ca" fo:country="ES" fo:font-weight="bold" style:letter-kerning="true" style:font-name-asian="Calibri3" style:font-family-asian="Calibri" style:font-family-generic-asian="system" style:font-pitch-asian="variable" style:font-size-asian="11pt" style:language-asian="hi" style:country-asian="IN" style:font-weight-asian="bold"/>
    </style:style>
    <style:style style:name="_35__20_competencias" style:display-name="5 competencias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1" fo:font-family="Calibri" style:font-family-generic="roman" style:font-pitch="variable" fo:font-size="9pt" fo:language="ca" fo:country="ES" fo:font-weight="bold" style:letter-kerning="true" style:font-name-asian="Calibri3" style:font-family-asian="Calibri" style:font-family-generic-asian="system" style:font-pitch-asian="variable" style:font-size-asian="9pt" style:language-asian="hi" style:country-asian="IN" style:font-weight-asian="bold"/>
    </style:style>
    <style:style style:name="Texto_20_independiente_20_3" style:display-name="Texto independiente 3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1" fo:font-family="Calibri" style:font-family-generic="roman" style:font-pitch="variable" fo:font-size="9pt" fo:language="ca" fo:country="ES" style:letter-kerning="true" style:font-name-asian="Calibri2" style:font-family-asian="Calibri" style:font-pitch-asian="variable" style:font-size-asian="9pt" style:language-asian="hi" style:country-asian="IN"/>
    </style:style>
    <style:style style:name="Texto_20_independiente_20_2" style:display-name="Texto independiente 2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1" fo:font-family="Calibri" style:font-family-generic="roman" style:font-pitch="variable" fo:font-size="9pt" fo:language="ca" fo:country="ES" style:letter-kerning="true" style:font-name-asian="Calibri2" style:font-family-asian="Calibri" style:font-pitch-asian="variable" style:font-size-asian="9pt" style:language-asian="hi" style:country-asian="IN"/>
    </style:style>
    <style:style style:name="Párrafo_20_de_20_lista1" style:display-name="Párrafo de lista1" style:family="paragraph" style:parent-style-name="Standard" style:default-outline-level="">
      <style:paragraph-properties fo:margin-left="1.27cm" fo:margin-right="0cm" fo:margin-top="0cm" fo:margin-bottom="0cm" style:contextual-spacing="false" fo:text-align="start" style:justify-single-word="false" fo:orphans="0" fo:widows="0" fo:text-indent="0cm" style:auto-text-indent="false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WW-Epígrafe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3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roman" style:font-pitch="variable" fo:font-size="14pt" fo:language="es" fo:country="ES" style:letter-kerning="true" style:font-name-asian="Liberation Sans1" style:font-family-asian="'Liberation Sans'" style:font-pitch-asian="variable" style:font-size-asian="14pt" style:language-asian="hi" style:country-asian="IN"/>
    </style:style>
    <style:style style:name="Cuadrícula_20_mediana_20_2" style:display-name="Cuadrícula mediana 2" style:family="paragraph" style:default-outline-level="">
      <style:paragraph-properties fo:margin-left="0.101cm" fo:margin-right="0cm" fo:margin-top="0cm" fo:margin-bottom="0cm" style:contextual-spacing="false" fo:text-align="start" style:justify-single-word="false" fo:orphans="0" fo:widows="0" fo:text-indent="0cm" style:auto-text-indent="false" style:writing-mode="lr-tb"/>
      <style:text-properties fo:color="#000000" style:font-name="Calibri1" fo:font-family="Calibri" style:font-family-generic="roman" style:font-pitch="variable" fo:font-size="9pt" fo:language="es" fo:country="ES" style:font-name-asian="Calibri3" style:font-family-asian="Calibri" style:font-family-generic-asian="system" style:font-pitch-asian="variable" style:font-size-asian="9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_33__20_contenidos" style:display-name="3 contenidos" style:family="paragraph" style:default-outline-level="">
      <style:paragraph-properties fo:margin-top="0cm" fo:margin-bottom="0cm" style:contextual-spacing="false" fo:text-align="center" style:justify-single-word="false" fo:orphans="0" fo:widows="0"/>
      <style:text-properties fo:color="#000000" style:font-name="Calibri1" fo:font-family="Calibri" style:font-family-generic="roman" style:font-pitch="variable" fo:font-size="12pt" fo:language="ca" fo:country="ES" fo:font-weight="bold" style:letter-kerning="true" style:font-name-asian="Calibri3" style:font-family-asian="Calibri" style:font-family-generic-asian="system" style:font-pitch-asian="variable" style:font-size-asian="12pt" style:language-asian="hi" style:country-asian="IN" style:font-weight-asian="bold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2pt" fo:language="es" fo:country="ES" style:letter-kerning="true" style:font-name-asian="Verdana1" style:font-family-asian="Verdana" style:font-family-generic-asian="system" style:font-pitch-asian="variable" style:font-size-asian="12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176cm" fo:margin-bottom="0.21cm" style:contextual-spacing="false" fo:text-align="justify" style:justify-single-word="false" fo:orphans="2" fo:widows="2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pígrafe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2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3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2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rial1" fo:font-family="Arial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uente_20_de_20_párrafo_20_predeter.1" style:display-name="Fuente de párrafo predeter.1" style:family="text"/>
    <style:style style:name="WW-Fuente_20_de_20_párrafo_20_predeter." style:display-name="WW-Fuente de párrafo predeter." style:family="text"/>
    <style:style style:name="WW-Absatz-Standardschriftart111" style:family="text"/>
    <style:style style:name="WW-Fuente_20_de_20_párrafo_20_predeter.1" style:display-name="WW-Fuente de párrafo predeter.1" style:family="text"/>
    <style:style style:name="Numbering_20_Symbols" style:display-name="Numbering Symbols" style:family="text"/>
    <style:style style:name="WW-Absatz-Standardschriftart1111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ie_20_de_20_página_20_Car" style:display-name="Pie de página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Encabezado_20_Car" style:display-name="Encabezado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WW-Absatz-Standardschriftart11111111111" style:family="text"/>
    <style:style style:name="Énfasis_20_sutil" style:display-name="Énfasis sutil" style:family="text" style:parent-style-name="WW-Fuente_20_de_20_párrafo_20_predeter.1">
      <style:text-properties fo:color="#808080" fo:font-style="italic" style:font-style-asian="italic" style:font-style-complex="italic"/>
    </style:style>
    <style:style style:name="WW-Absatz-Standardschriftart11111" style:family="text"/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Símbolo_20_de_20_nota_20_al_20_pie" style:display-name="Símbolo de nota al pie" style:family="text">
      <style:text-properties style:text-position="super 58%"/>
    </style:style>
    <style:style style:name="Símbolo_20_de_20_nota_20_final" style:display-name="Símbolo de nota fina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-Caracteres_20_de_20_nota_20_final" style:display-name="WW-Caracteres de nota final" style:family="text"/>
    <style:style style:name="Ref._20_de_20_nota_20_al_20_pie" style:display-name="Ref. de nota al pie" style:family="text">
      <style:text-properties style:text-position="super 58%"/>
    </style:style>
    <style:style style:name="Ref._20_de_20_nota_20_al_20_final" style:display-name="Ref. de nota al final" style:family="text">
      <style:text-properties style:text-position="super 58%"/>
    </style:style>
    <style:style style:name="ListLabel_20_14" style:display-name="ListLabel 14" style:family="text">
      <style:text-properties style:font-name-asian="Times" style:font-family-asian="Times" style:font-family-generic-asian="system" style:font-pitch-asian="variable"/>
    </style:style>
    <style:style style:name="ListLabel_20_13" style:display-name="ListLabel 13" style:family="text">
      <style:text-properties style:font-name-asian="Andale Sans UI" style:font-family-asian="'Andale Sans UI'" style:font-family-generic-asian="system" style:font-pitch-asian="variable"/>
    </style:style>
    <style:style style:name="ListLabel_20_12" style:display-name="ListLabel 12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11" style:display-name="ListLabel 11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10" style:display-name="ListLabel 10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9" style:display-name="ListLabel 9" style:family="text">
      <style:text-properties style:font-name-asian="Albany1" style:font-family-asian="Albany" style:font-family-generic-asian="system" style:font-pitch-asian="variable"/>
    </style:style>
    <style:style style:name="ListLabel_20_8" style:display-name="ListLabel 8" style:family="text">
      <style:text-properties fo:font-size="10pt" style:font-size-asian="10pt"/>
    </style:style>
    <style:style style:name="ListLabel_20_7" style:display-name="ListLabel 7" style:family="text">
      <style:text-properties style:font-name-asian="Times" style:font-family-asian="Times" style:font-family-generic-asian="system" style:font-pitch-asian="variable"/>
    </style:style>
    <style:style style:name="ListLabel_20_6" style:display-name="ListLabel 6" style:family="text">
      <style:text-properties style:font-name-asian="Andale Sans UI" style:font-family-asian="'Andale Sans UI'" style:font-family-generic-asian="system" style:font-pitch-asian="variable"/>
    </style:style>
    <style:style style:name="ListLabel_20_5" style:display-name="ListLabel 5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4" style:display-name="ListLabel 4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3" style:display-name="ListLabel 3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2" style:display-name="ListLabel 2" style:family="text">
      <style:text-properties style:font-name-asian="Albany1" style:font-family-asian="Albany" style:font-family-generic-asian="system" style:font-pitch-asian="variable"/>
    </style:style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Texto_20_de_20_cuerpo_20_Car" style:display-name="Texto de cuerpo Car" style:family="text">
      <style:text-properties style:font-name="Times New Roman" fo:font-family="'Times New Roman'" style:font-family-generic="roman" style:font-pitch="variable" fo:font-size="12pt" fo:language="es" fo:country="ES" style:letter-kerning="true" style:font-name-asian="Mangal" style:font-family-asian="Mangal" style:font-family-generic-asian="system" style:font-pitch-asian="variable" style:font-size-asian="12pt" style:language-asian="hi" style:country-asian="IN"/>
    </style:style>
    <style:style style:name="Título_20_7_20_Car" style:display-name="Título 7 Car" style:family="text">
      <style:text-properties fo:color="#404040" style:font-name="Calibri1" fo:font-family="Calibri" style:font-family-generic="roman" style:font-pitch="variable" fo:font-size="14pt" fo:language="es" fo:country="ES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/>
    </style:style>
    <style:style style:name="WW8Num1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2z1" style:family="text">
      <style:text-properties fo:font-size="12pt" style:font-size-asian="12pt"/>
    </style:style>
    <style:style style:name="WW8Num12z0" style:family="text">
      <style:text-properties fo:color="#0070c0" style:font-name="Arial1" fo:font-family="Arial" style:font-family-generic="roman" style:font-pitch="variable" fo:font-size="9pt" style:font-name-asian="Arial2" style:font-family-asian="Arial" style:font-family-generic-asian="system" style:font-pitch-asian="variable" style:font-size-asian="9pt"/>
    </style:style>
    <style:style style:name="WW8Num11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0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z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z1" style:family="text"/>
    <style:style style:name="WW-Absatz-Standardschriftart11111111111111111111111" style:family="text"/>
    <style:style style:name="Fuente_20_de_20_párrafo_20_predeter.2" style:display-name="Fuente de párrafo predeter.2" style:family="text"/>
    <style:style style:name="WW-Absatz-Standardschriftart1111111111111111111111" style:family="text"/>
    <style:style style:name="Fuente_20_de_20_párrafo_20_predeter.3" style:display-name="Fuente de párrafo predeter.3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WW-Absatz-Standardschriftart111111111111111" style:family="text"/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1pt" style:font-size-asian="11pt" style:font-size-complex="11pt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90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499cm" fo:margin-bottom="0.801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83.7cm" fo:page-height="21.001cm" style:num-format="1" style:print-orientation="landscape" fo:margin-top="1.499cm" fo:margin-bottom="0.499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97.899cm" fo:page-height="21.001cm" style:num-format="1" style:print-orientation="landscape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107.3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119.0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125.7cm" style:num-format="1" style:print-orientation="portrait" fo:margin-top="1.499cm" fo:margin-bottom="0.7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90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_31_" style:display-name="1" style:page-layout-name="Mpm2">
      <style:header>
        <text:p text:style-name="MP2"><draw:frame draw:style-name="Mfr1" draw:name="Imatge1" text:anchor-type="char" svg:x="-0.111cm" svg:y="0.067cm" svg:width="2.335cm" svg:height="1.693cm" draw:z-index="2"><draw:image xlink:href="Pictures/10000000000000A00000007410150C9B.jpg" xlink:type="simple" xlink:show="embed" xlink:actuate="onLoad"/></draw:frame><text:tab/><text:span text:style-name="MT1">DOCUMENT D'ADAPTACIÓ CURRICULAR INDIVIDUALITZADA<text:tab/><text:tab/></text:span><text:span text:style-name="MT1"><text:page-number text:select-page="current">0</text:page-number></text:span><text:span text:style-name="MT1">/</text:span><text:span text:style-name="MT1"><text:page-count>3</text:page-count></text:span></text:p>
        <text:p text:style-name="MP3"><text:tab/><text:span text:style-name="MT2">Alumne:<text:tab/>NAC:<text:tab/>NRC:</text:span></text:p>
      </style:header>
      <style:footer>
        <text:p text:style-name="MP1"><text:page-number text:select-page="current">0</text:page-number></text:p>
      </style:footer>
    </style:master-page>
    <style:master-page style:name="_32_" style:display-name="2" style:page-layout-name="Mpm3">
      <style:footer>
        <text:p text:style-name="MP1"><text:page-number text:select-page="current">0</text:page-number></text:p>
      </style:footer>
    </style:master-page>
    <style:master-page style:name="_33_" style:display-name="3" style:page-layout-name="Mpm4">
      <style:footer>
        <text:p text:style-name="MP1"><text:page-number text:select-page="current">0</text:page-number></text:p>
      </style:footer>
    </style:master-page>
    <style:master-page style:name="_34_" style:display-name="4" style:page-layout-name="Mpm5">
      <style:footer>
        <text:p text:style-name="MP1"><text:page-number text:select-page="current">0</text:page-number></text:p>
      </style:footer>
    </style:master-page>
    <style:master-page style:name="_35_" style:display-name="5" style:page-layout-name="Mpm6">
      <style:footer>
        <text:p text:style-name="MP1"><text:page-number text:select-page="current">0</text:page-number></text:p>
      </style:footer>
    </style:master-page>
    <style:master-page style:name="_36_" style:display-name="6" style:page-layout-name="Mpm7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8" style:next-style-name="Standard"/>
    <style:master-page style:name="Index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ntor</meta:initial-creator>
    <meta:creation-date>2014-09-24T18:48:00</meta:creation-date>
    <dc:date>2015-10-09T13:11:15.358796716</dc:date>
    <meta:editing-cycles>206</meta:editing-cycles>
    <meta:editing-duration>P1DT12H25M18S</meta:editing-duration>
    <meta:generator>LibreOffice/4.2.8.2$Linux_X86_64 LibreOffice_project/420m0$Build-2</meta:generator>
    <meta:document-statistic meta:table-count="1" meta:image-count="1" meta:object-count="0" meta:page-count="3" meta:paragraph-count="55" meta:word-count="158" meta:character-count="959" meta:non-whitespace-character-count="830"/>
  </office:meta>
</office:document-meta>
</file>